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3mm"/>
    </style:style>
    <style:style style:name="co3" style:family="table-column">
      <style:table-column-properties fo:break-before="auto" style:column-width="32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61"/>
    <style:style style:name="ce2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s_comp" table:style-name="ta1">
        <table:shapes>
          <draw:frame draw:z-index="0" draw:style-name="gr1" draw:text-style-name="P1" svg:width="210mm" svg:height="100mm" svg:x="19.3mm" svg:y="173.21mm">
            <draw:object draw:notify-on-update-of-ranges="vs_comp.C24:vs_comp.V24 vs_comp.B25:vs_comp.B25 vs_comp.C25:vs_comp.V25 vs_comp.B26:vs_comp.B26 vs_comp.C26:vs_comp.V26 vs_comp.B27:vs_comp.B27 vs_comp.C27:vs_comp.V27 vs_comp.B28:vs_comp.B28 vs_comp.C28:vs_comp.V28 vs_comp.B29:vs_comp.B29 vs_comp.C29:vs_comp.V2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table:style-name="ce3" office:value-type="float" office:value="9343000000" calcext:value-type="float">
            <text:p>9.34E+09</text:p>
          </table:table-cell>
          <table:table-cell table:style-name="ce3" office:value-type="float" office:value="6608200000" calcext:value-type="float">
            <text:p>6.61E+09</text:p>
          </table:table-cell>
          <table:table-cell table:style-name="ce3" office:value-type="float" office:value="8957200000" calcext:value-type="float">
            <text:p>8.96E+09</text:p>
          </table:table-cell>
          <table:table-cell table:style-name="ce3" office:value-type="float" office:value="8850200000" calcext:value-type="float">
            <text:p>8.85E+09</text:p>
          </table:table-cell>
          <table:table-cell table:style-name="ce3" office:value-type="float" office:value="5945000000" calcext:value-type="float">
            <text:p>5.95E+09</text:p>
          </table:table-cell>
          <table:table-cell table:style-name="ce3" office:value-type="float" office:value="5989700000" calcext:value-type="float">
            <text:p>5.99E+09</text:p>
          </table:table-cell>
          <table:table-cell table:style-name="ce3" office:value-type="float" office:value="10857000000" calcext:value-type="float">
            <text:p>1.09E+10</text:p>
          </table:table-cell>
          <table:table-cell table:style-name="ce3" office:value-type="float" office:value="5949700000" calcext:value-type="float">
            <text:p>5.95E+09</text:p>
          </table:table-cell>
          <table:table-cell table:style-name="ce3" office:value-type="float" office:value="14466000000" calcext:value-type="float">
            <text:p>1.45E+10</text:p>
          </table:table-cell>
          <table:table-cell table:style-name="ce3" office:value-type="float" office:value="3372900000" calcext:value-type="float">
            <text:p>3.37E+09</text:p>
          </table:table-cell>
          <table:table-cell table:style-name="ce3" office:value-type="float" office:value="3217400000" calcext:value-type="float">
            <text:p>3.22E+09</text:p>
          </table:table-cell>
          <table:table-cell table:style-name="ce3" office:value-type="float" office:value="7698100000" calcext:value-type="float">
            <text:p>7.70E+09</text:p>
          </table:table-cell>
          <table:table-cell table:style-name="ce3" office:value-type="float" office:value="9731800000" calcext:value-type="float">
            <text:p>9.73E+09</text:p>
          </table:table-cell>
          <table:table-cell table:style-name="ce3" office:value-type="float" office:value="8606100000" calcext:value-type="float">
            <text:p>8.61E+09</text:p>
          </table:table-cell>
          <table:table-cell table:style-name="ce3" office:value-type="float" office:value="5185800000" calcext:value-type="float">
            <text:p>5.19E+09</text:p>
          </table:table-cell>
          <table:table-cell table:style-name="ce3" office:value-type="float" office:value="5387400000" calcext:value-type="float">
            <text:p>5.39E+09</text:p>
          </table:table-cell>
          <table:table-cell table:style-name="ce3" office:value-type="float" office:value="7506800000" calcext:value-type="float">
            <text:p>7.51E+09</text:p>
          </table:table-cell>
          <table:table-cell table:style-name="ce3" office:value-type="float" office:value="4731100000" calcext:value-type="float">
            <text:p>4.73E+0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GRESSIVE</text:p>
          </table:table-cell>
          <table:table-cell table:style-name="ce3" office:value-type="float" office:value="1371200000" calcext:value-type="float">
            <text:p>1.37E+09</text:p>
          </table:table-cell>
          <table:table-cell table:style-name="ce3" office:value-type="float" office:value="734710000" calcext:value-type="float">
            <text:p>7.35E+08</text:p>
          </table:table-cell>
          <table:table-cell table:style-name="ce3" office:value-type="float" office:value="1289400000" calcext:value-type="float">
            <text:p>1.29E+09</text:p>
          </table:table-cell>
          <table:table-cell table:style-name="ce3" office:value-type="float" office:value="1262000000" calcext:value-type="float">
            <text:p>1.26E+09</text:p>
          </table:table-cell>
          <table:table-cell table:style-name="ce3" office:value-type="float" office:value="862290000" calcext:value-type="float">
            <text:p>8.62E+08</text:p>
          </table:table-cell>
          <table:table-cell table:style-name="ce3" office:value-type="float" office:value="779460000" calcext:value-type="float">
            <text:p>7.79E+08</text:p>
          </table:table-cell>
          <table:table-cell table:style-name="ce3" office:value-type="float" office:value="1529800000" calcext:value-type="float">
            <text:p>1.53E+09</text:p>
          </table:table-cell>
          <table:table-cell table:style-name="ce3" office:value-type="float" office:value="844620000" calcext:value-type="float">
            <text:p>8.45E+08</text:p>
          </table:table-cell>
          <table:table-cell table:style-name="ce3" office:value-type="float" office:value="1490600000" calcext:value-type="float">
            <text:p>1.49E+09</text:p>
          </table:table-cell>
          <table:table-cell table:style-name="ce3" office:value-type="float" office:value="731870000" calcext:value-type="float">
            <text:p>7.32E+08</text:p>
          </table:table-cell>
          <table:table-cell table:style-name="ce3" office:value-type="float" office:value="754080000" calcext:value-type="float">
            <text:p>7.54E+08</text:p>
          </table:table-cell>
          <table:table-cell table:style-name="ce3" office:value-type="float" office:value="1155700000" calcext:value-type="float">
            <text:p>1.16E+09</text:p>
          </table:table-cell>
          <table:table-cell table:style-name="ce3" office:value-type="float" office:value="1485300000" calcext:value-type="float">
            <text:p>1.49E+09</text:p>
          </table:table-cell>
          <table:table-cell table:style-name="ce3" office:value-type="float" office:value="1290500000" calcext:value-type="float">
            <text:p>1.29E+09</text:p>
          </table:table-cell>
          <table:table-cell table:style-name="ce3" office:value-type="float" office:value="1195900000" calcext:value-type="float">
            <text:p>1.20E+09</text:p>
          </table:table-cell>
          <table:table-cell table:style-name="ce3" office:value-type="float" office:value="816960000" calcext:value-type="float">
            <text:p>8.17E+08</text:p>
          </table:table-cell>
          <table:table-cell table:style-name="ce3" office:value-type="float" office:value="749040000" calcext:value-type="float">
            <text:p>7.49E+08</text:p>
          </table:table-cell>
          <table:table-cell table:style-name="ce3" office:value-type="float" office:value="1099700000" calcext:value-type="float">
            <text:p>1.10E+0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SERVATIVE</text:p>
          </table:table-cell>
          <table:table-cell table:style-name="ce3" office:value-type="float" office:value="1947100000" calcext:value-type="float">
            <text:p>1.95E+09</text:p>
          </table:table-cell>
          <table:table-cell table:style-name="ce3" office:value-type="float" office:value="1372600000" calcext:value-type="float">
            <text:p>1.37E+09</text:p>
          </table:table-cell>
          <table:table-cell table:style-name="ce3" office:value-type="float" office:value="1818700000" calcext:value-type="float">
            <text:p>1.82E+09</text:p>
          </table:table-cell>
          <table:table-cell table:style-name="ce3" office:value-type="float" office:value="1824300000" calcext:value-type="float">
            <text:p>1.82E+09</text:p>
          </table:table-cell>
          <table:table-cell table:style-name="ce3" office:value-type="float" office:value="1204100000" calcext:value-type="float">
            <text:p>1.20E+09</text:p>
          </table:table-cell>
          <table:table-cell table:style-name="ce3" office:value-type="float" office:value="1262600000" calcext:value-type="float">
            <text:p>1.26E+09</text:p>
          </table:table-cell>
          <table:table-cell table:style-name="ce3" office:value-type="float" office:value="2218800000" calcext:value-type="float">
            <text:p>2.22E+09</text:p>
          </table:table-cell>
          <table:table-cell table:style-name="ce3" office:value-type="float" office:value="1195800000" calcext:value-type="float">
            <text:p>1.20E+09</text:p>
          </table:table-cell>
          <table:table-cell table:style-name="ce3" office:value-type="float" office:value="2832400000" calcext:value-type="float">
            <text:p>2.83E+09</text:p>
          </table:table-cell>
          <table:table-cell table:style-name="ce3" office:value-type="float" office:value="775780000" calcext:value-type="float">
            <text:p>7.76E+08</text:p>
          </table:table-cell>
          <table:table-cell table:style-name="ce3" office:value-type="float" office:value="796970000" calcext:value-type="float">
            <text:p>7.97E+08</text:p>
          </table:table-cell>
          <table:table-cell table:style-name="ce3" office:value-type="float" office:value="1602300000" calcext:value-type="float">
            <text:p>1.60E+09</text:p>
          </table:table-cell>
          <table:table-cell table:style-name="ce3" office:value-type="float" office:value="2120000000" calcext:value-type="float">
            <text:p>2.12E+09</text:p>
          </table:table-cell>
          <table:table-cell table:style-name="ce3" office:value-type="float" office:value="1935300000" calcext:value-type="float">
            <text:p>1.94E+09</text:p>
          </table:table-cell>
          <table:table-cell table:style-name="ce3" office:value-type="float" office:value="1289900000" calcext:value-type="float">
            <text:p>1.29E+09</text:p>
          </table:table-cell>
          <table:table-cell table:style-name="ce3" office:value-type="float" office:value="1006000000" calcext:value-type="float">
            <text:p>1.01E+09</text:p>
          </table:table-cell>
          <table:table-cell table:style-name="ce3" office:value-type="float" office:value="1611700000" calcext:value-type="float">
            <text:p>1.61E+09</text:p>
          </table:table-cell>
          <table:table-cell table:style-name="ce3" office:value-type="float" office:value="1158600000" calcext:value-type="float">
            <text:p>1.16E+0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PC=3.0</text:p>
          </table:table-cell>
          <table:table-cell table:style-name="ce3" office:value-type="float" office:value="1373100000" calcext:value-type="float">
            <text:p>1.37E+09</text:p>
          </table:table-cell>
          <table:table-cell table:style-name="ce3" office:value-type="float" office:value="1309600000" calcext:value-type="float">
            <text:p>1.31E+09</text:p>
          </table:table-cell>
          <table:table-cell table:style-name="ce3" office:value-type="float" office:value="1330700000" calcext:value-type="float">
            <text:p>1.33E+09</text:p>
          </table:table-cell>
          <table:table-cell table:style-name="ce3" office:value-type="float" office:value="1280900000" calcext:value-type="float">
            <text:p>1.28E+09</text:p>
          </table:table-cell>
          <table:table-cell table:style-name="ce3" office:value-type="float" office:value="864190000" calcext:value-type="float">
            <text:p>8.64E+08</text:p>
          </table:table-cell>
          <table:table-cell table:style-name="ce3" office:value-type="float" office:value="788200000" calcext:value-type="float">
            <text:p>7.88E+08</text:p>
          </table:table-cell>
          <table:table-cell table:style-name="ce3" office:value-type="float" office:value="1744600000" calcext:value-type="float">
            <text:p>1.74E+09</text:p>
          </table:table-cell>
          <table:table-cell table:style-name="ce3" office:value-type="float" office:value="923630000" calcext:value-type="float">
            <text:p>9.24E+08</text:p>
          </table:table-cell>
          <table:table-cell table:style-name="ce3" office:value-type="float" office:value="2832700000" calcext:value-type="float">
            <text:p>2.83E+09</text:p>
          </table:table-cell>
          <table:table-cell table:style-name="ce3" office:value-type="float" office:value="775680000" calcext:value-type="float">
            <text:p>7.76E+08</text:p>
          </table:table-cell>
          <table:table-cell table:style-name="ce3" office:value-type="float" office:value="796880000" calcext:value-type="float">
            <text:p>7.97E+08</text:p>
          </table:table-cell>
          <table:table-cell table:style-name="ce3" office:value-type="float" office:value="1569600000" calcext:value-type="float">
            <text:p>1.57E+09</text:p>
          </table:table-cell>
          <table:table-cell table:style-name="ce3" office:value-type="float" office:value="1485300000" calcext:value-type="float">
            <text:p>1.49E+09</text:p>
          </table:table-cell>
          <table:table-cell table:style-name="ce3" office:value-type="float" office:value="1933800000" calcext:value-type="float">
            <text:p>1.93E+09</text:p>
          </table:table-cell>
          <table:table-cell table:style-name="ce3" office:value-type="float" office:value="1271300000" calcext:value-type="float">
            <text:p>1.27E+09</text:p>
          </table:table-cell>
          <table:table-cell table:style-name="ce3" office:value-type="float" office:value="849080000" calcext:value-type="float">
            <text:p>8.49E+08</text:p>
          </table:table-cell>
          <table:table-cell table:style-name="ce3" office:value-type="float" office:value="1611400000" calcext:value-type="float">
            <text:p>1.61E+09</text:p>
          </table:table-cell>
          <table:table-cell table:style-name="ce3" office:value-type="float" office:value="1158500000" calcext:value-type="float">
            <text:p>1.16E+09</text:p>
          </table:table-cell>
          <table:table-cell table:style-name="ce3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PC=3.5</text:p>
          </table:table-cell>
          <table:table-cell table:style-name="ce3" office:value-type="float" office:value="1371200000" calcext:value-type="float">
            <text:p>1.37E+09</text:p>
          </table:table-cell>
          <table:table-cell table:style-name="ce3" office:value-type="float" office:value="855110000" calcext:value-type="float">
            <text:p>8.55E+08</text:p>
          </table:table-cell>
          <table:table-cell table:style-name="ce3" office:value-type="float" office:value="1321100000" calcext:value-type="float">
            <text:p>1.32E+09</text:p>
          </table:table-cell>
          <table:table-cell table:style-name="ce3" office:value-type="float" office:value="1268900000" calcext:value-type="float">
            <text:p>1.27E+09</text:p>
          </table:table-cell>
          <table:table-cell table:style-name="ce3" office:value-type="float" office:value="861920000" calcext:value-type="float">
            <text:p>8.62E+08</text:p>
          </table:table-cell>
          <table:table-cell table:style-name="ce3" office:value-type="float" office:value="783770000" calcext:value-type="float">
            <text:p>7.84E+08</text:p>
          </table:table-cell>
          <table:table-cell table:style-name="ce3" office:value-type="float" office:value="1572500000" calcext:value-type="float">
            <text:p>1.57E+09</text:p>
          </table:table-cell>
          <table:table-cell table:style-name="ce3" office:value-type="float" office:value="859590000" calcext:value-type="float">
            <text:p>8.60E+08</text:p>
          </table:table-cell>
          <table:table-cell table:style-name="ce3" office:value-type="float" office:value="2831800000" calcext:value-type="float">
            <text:p>2.83E+09</text:p>
          </table:table-cell>
          <table:table-cell table:style-name="ce3" office:value-type="float" office:value="775700000" calcext:value-type="float">
            <text:p>7.76E+08</text:p>
          </table:table-cell>
          <table:table-cell table:style-name="ce3" office:value-type="float" office:value="795130000" calcext:value-type="float">
            <text:p>7.95E+08</text:p>
          </table:table-cell>
          <table:table-cell table:style-name="ce3" office:value-type="float" office:value="1522200000" calcext:value-type="float">
            <text:p>1.52E+09</text:p>
          </table:table-cell>
          <table:table-cell table:style-name="ce3" office:value-type="float" office:value="1485300000" calcext:value-type="float">
            <text:p>1.49E+09</text:p>
          </table:table-cell>
          <table:table-cell table:style-name="ce3" office:value-type="float" office:value="1933800000" calcext:value-type="float">
            <text:p>1.93E+09</text:p>
          </table:table-cell>
          <table:table-cell table:style-name="ce3" office:value-type="float" office:value="1204900000" calcext:value-type="float">
            <text:p>1.20E+09</text:p>
          </table:table-cell>
          <table:table-cell table:style-name="ce3" office:value-type="float" office:value="817460000" calcext:value-type="float">
            <text:p>8.17E+08</text:p>
          </table:table-cell>
          <table:table-cell table:style-name="ce3" office:value-type="float" office:value="1614100000" calcext:value-type="float">
            <text:p>1.61E+09</text:p>
          </table:table-cell>
          <table:table-cell table:style-name="ce3" office:value-type="float" office:value="1146000000" calcext:value-type="float">
            <text:p>1.15E+09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IPC=4.0</text:p>
          </table:table-cell>
          <table:table-cell table:style-name="ce3" office:value-type="float" office:value="1371200000" calcext:value-type="float">
            <text:p>1.37E+09</text:p>
          </table:table-cell>
          <table:table-cell table:style-name="ce3" office:value-type="float" office:value="734710000" calcext:value-type="float">
            <text:p>7.35E+08</text:p>
          </table:table-cell>
          <table:table-cell table:style-name="ce3" office:value-type="float" office:value="1312800000" calcext:value-type="float">
            <text:p>1.31E+09</text:p>
          </table:table-cell>
          <table:table-cell table:style-name="ce3" office:value-type="float" office:value="1262000000" calcext:value-type="float">
            <text:p>1.26E+09</text:p>
          </table:table-cell>
          <table:table-cell table:style-name="ce3" office:value-type="float" office:value="861920000" calcext:value-type="float">
            <text:p>8.62E+08</text:p>
          </table:table-cell>
          <table:table-cell table:style-name="ce3" office:value-type="float" office:value="783320000" calcext:value-type="float">
            <text:p>7.83E+08</text:p>
          </table:table-cell>
          <table:table-cell table:style-name="ce3" office:value-type="float" office:value="1536500000" calcext:value-type="float">
            <text:p>1.54E+09</text:p>
          </table:table-cell>
          <table:table-cell table:style-name="ce3" office:value-type="float" office:value="848140000" calcext:value-type="float">
            <text:p>8.48E+08</text:p>
          </table:table-cell>
          <table:table-cell table:style-name="ce3" office:value-type="float" office:value="1490600000" calcext:value-type="float">
            <text:p>1.49E+09</text:p>
          </table:table-cell>
          <table:table-cell table:style-name="ce3" office:value-type="float" office:value="775700000" calcext:value-type="float">
            <text:p>7.76E+08</text:p>
          </table:table-cell>
          <table:table-cell table:style-name="ce3" office:value-type="float" office:value="754080000" calcext:value-type="float">
            <text:p>7.54E+08</text:p>
          </table:table-cell>
          <table:table-cell table:style-name="ce3" office:value-type="float" office:value="1420000000" calcext:value-type="float">
            <text:p>1.42E+09</text:p>
          </table:table-cell>
          <table:table-cell table:style-name="ce3" office:value-type="float" office:value="1485300000" calcext:value-type="float">
            <text:p>1.49E+09</text:p>
          </table:table-cell>
          <table:table-cell table:style-name="ce3" office:value-type="float" office:value="1933800000" calcext:value-type="float">
            <text:p>1.93E+09</text:p>
          </table:table-cell>
          <table:table-cell table:style-name="ce3" office:value-type="float" office:value="1195900000" calcext:value-type="float">
            <text:p>1.20E+09</text:p>
          </table:table-cell>
          <table:table-cell table:style-name="ce3" office:value-type="float" office:value="816960000" calcext:value-type="float">
            <text:p>8.17E+08</text:p>
          </table:table-cell>
          <table:table-cell table:style-name="ce3" office:value-type="float" office:value="1612600000" calcext:value-type="float">
            <text:p>1.61E+09</text:p>
          </table:table-cell>
          <table:table-cell table:style-name="ce3" office:value-type="float" office:value="1137100000" calcext:value-type="float">
            <text:p>1.14E+09</text:p>
          </table:table-cell>
          <table:table-cell table:number-columns-repeated="2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/>
          <table:table-cell office:value-type="string" calcext:value-type="string">
            <text:p>AGGRESSIVE</text:p>
          </table:table-cell>
          <table:table-cell table:formula="of:=[.C7]/[.C$6]" office:value-type="float" office:value="0.146762281922295" calcext:value-type="float">
            <text:p>0.146762281922295</text:p>
          </table:table-cell>
          <table:table-cell table:formula="of:=[.D7]/[.D$6]" office:value-type="float" office:value="0.111181562301383" calcext:value-type="float">
            <text:p>0.111181562301383</text:p>
          </table:table-cell>
          <table:table-cell table:formula="of:=[.E7]/[.E$6]" office:value-type="float" office:value="0.143951234760863" calcext:value-type="float">
            <text:p>0.143951234760863</text:p>
          </table:table-cell>
          <table:table-cell table:formula="of:=[.F7]/[.F$6]" office:value-type="float" office:value="0.142595647555987" calcext:value-type="float">
            <text:p>0.142595647555987</text:p>
          </table:table-cell>
          <table:table-cell table:formula="of:=[.G7]/[.G$6]" office:value-type="float" office:value="0.145044575273339" calcext:value-type="float">
            <text:p>0.145044575273339</text:p>
          </table:table-cell>
          <table:table-cell table:formula="of:=[.H7]/[.H$6]" office:value-type="float" office:value="0.130133395662554" calcext:value-type="float">
            <text:p>0.130133395662554</text:p>
          </table:table-cell>
          <table:table-cell table:formula="of:=[.I7]/[.I$6]" office:value-type="float" office:value="0.140904485585337" calcext:value-type="float">
            <text:p>0.140904485585337</text:p>
          </table:table-cell>
          <table:table-cell table:formula="of:=[.J7]/[.J$6]" office:value-type="float" office:value="0.141960098828512" calcext:value-type="float">
            <text:p>0.141960098828512</text:p>
          </table:table-cell>
          <table:table-cell table:formula="of:=[.K7]/[.K$6]" office:value-type="float" office:value="0.103041614820959" calcext:value-type="float">
            <text:p>0.103041614820959</text:p>
          </table:table-cell>
          <table:table-cell table:formula="of:=[.L7]/[.L$6]" office:value-type="float" office:value="0.21698538349788" calcext:value-type="float">
            <text:p>0.21698538349788</text:p>
          </table:table-cell>
          <table:table-cell table:formula="of:=[.M7]/[.M$6]" office:value-type="float" office:value="0.234375582768695" calcext:value-type="float">
            <text:p>0.234375582768695</text:p>
          </table:table-cell>
          <table:table-cell table:formula="of:=[.N7]/[.N$6]" office:value-type="float" office:value="0.150127953650901" calcext:value-type="float">
            <text:p>0.150127953650901</text:p>
          </table:table-cell>
          <table:table-cell table:formula="of:=[.O7]/[.O$6]" office:value-type="float" office:value="0.15262335847428" calcext:value-type="float">
            <text:p>0.15262335847428</text:p>
          </table:table-cell>
          <table:table-cell table:formula="of:=[.P7]/[.P$6]" office:value-type="float" office:value="0.149951778389747" calcext:value-type="float">
            <text:p>0.149951778389747</text:p>
          </table:table-cell>
          <table:table-cell table:formula="of:=[.Q7]/[.Q$6]" office:value-type="float" office:value="0.230610513324849" calcext:value-type="float">
            <text:p>0.230610513324849</text:p>
          </table:table-cell>
          <table:table-cell table:formula="of:=[.R7]/[.R$6]" office:value-type="float" office:value="0.151642721906671" calcext:value-type="float">
            <text:p>0.151642721906671</text:p>
          </table:table-cell>
          <table:table-cell table:formula="of:=[.S7]/[.S$6]" office:value-type="float" office:value="0.0997815314115202" calcext:value-type="float">
            <text:p>0.09978153141152</text:p>
          </table:table-cell>
          <table:table-cell table:formula="of:=[.T7]/[.T$6]" office:value-type="float" office:value="0.232440658620617" calcext:value-type="float">
            <text:p>0.232440658620617</text:p>
          </table:table-cell>
          <table:table-cell/>
          <table:table-cell table:formula="of:=GEOMEAN([.C16:.T16])" office:value-type="float" office:value="0.151868193508528" calcext:value-type="float">
            <text:p>0.151868193508528</text:p>
          </table:table-cell>
        </table:table-row>
        <table:table-row table:style-name="ro1">
          <table:table-cell/>
          <table:table-cell office:value-type="string" calcext:value-type="string">
            <text:p>CONSERVATIVE</text:p>
          </table:table-cell>
          <table:table-cell table:formula="of:=[.C8]/[.C$6]" office:value-type="float" office:value="0.208402012201648" calcext:value-type="float">
            <text:p>0.208402012201648</text:p>
          </table:table-cell>
          <table:table-cell table:formula="of:=[.D8]/[.D$6]" office:value-type="float" office:value="0.207711631003904" calcext:value-type="float">
            <text:p>0.207711631003904</text:p>
          </table:table-cell>
          <table:table-cell table:formula="of:=[.E8]/[.E$6]" office:value-type="float" office:value="0.203043361764837" calcext:value-type="float">
            <text:p>0.203043361764837</text:p>
          </table:table-cell>
          <table:table-cell table:formula="of:=[.F8]/[.F$6]" office:value-type="float" office:value="0.206130934894127" calcext:value-type="float">
            <text:p>0.206130934894127</text:p>
          </table:table-cell>
          <table:table-cell table:formula="of:=[.G8]/[.G$6]" office:value-type="float" office:value="0.202539949537426" calcext:value-type="float">
            <text:p>0.202539949537426</text:p>
          </table:table-cell>
          <table:table-cell table:formula="of:=[.H8]/[.H$6]" office:value-type="float" office:value="0.210795198423961" calcext:value-type="float">
            <text:p>0.210795198423961</text:p>
          </table:table-cell>
          <table:table-cell table:formula="of:=[.I8]/[.I$6]" office:value-type="float" office:value="0.204365846919038" calcext:value-type="float">
            <text:p>0.204365846919038</text:p>
          </table:table-cell>
          <table:table-cell table:formula="of:=[.J8]/[.J$6]" office:value-type="float" office:value="0.200984923609594" calcext:value-type="float">
            <text:p>0.200984923609594</text:p>
          </table:table-cell>
          <table:table-cell table:formula="of:=[.K8]/[.K$6]" office:value-type="float" office:value="0.195797041338311" calcext:value-type="float">
            <text:p>0.195797041338311</text:p>
          </table:table-cell>
          <table:table-cell table:formula="of:=[.L8]/[.L$6]" office:value-type="float" office:value="0.230003854250052" calcext:value-type="float">
            <text:p>0.230003854250052</text:p>
          </table:table-cell>
          <table:table-cell table:formula="of:=[.M8]/[.M$6]" office:value-type="float" office:value="0.247706222415615" calcext:value-type="float">
            <text:p>0.247706222415615</text:p>
          </table:table-cell>
          <table:table-cell table:formula="of:=[.N8]/[.N$6]" office:value-type="float" office:value="0.20814226887154" calcext:value-type="float">
            <text:p>0.20814226887154</text:p>
          </table:table-cell>
          <table:table-cell table:formula="of:=[.O8]/[.O$6]" office:value-type="float" office:value="0.217842536837995" calcext:value-type="float">
            <text:p>0.217842536837995</text:p>
          </table:table-cell>
          <table:table-cell table:formula="of:=[.P8]/[.P$6]" office:value-type="float" office:value="0.224875379091575" calcext:value-type="float">
            <text:p>0.224875379091575</text:p>
          </table:table-cell>
          <table:table-cell table:formula="of:=[.Q8]/[.Q$6]" office:value-type="float" office:value="0.24873693547765" calcext:value-type="float">
            <text:p>0.24873693547765</text:p>
          </table:table-cell>
          <table:table-cell table:formula="of:=[.R8]/[.R$6]" office:value-type="float" office:value="0.186732004306344" calcext:value-type="float">
            <text:p>0.186732004306344</text:p>
          </table:table-cell>
          <table:table-cell table:formula="of:=[.S8]/[.S$6]" office:value-type="float" office:value="0.214698673202963" calcext:value-type="float">
            <text:p>0.214698673202963</text:p>
          </table:table-cell>
          <table:table-cell table:formula="of:=[.T8]/[.T$6]" office:value-type="float" office:value="0.244890194669316" calcext:value-type="float">
            <text:p>0.244890194669316</text:p>
          </table:table-cell>
          <table:table-cell/>
          <table:table-cell table:formula="of:=GEOMEAN([.C17:.T17])" office:value-type="float" office:value="0.213952723163002" calcext:value-type="float">
            <text:p>0.213952723163002</text:p>
          </table:table-cell>
        </table:table-row>
        <table:table-row table:style-name="ro1">
          <table:table-cell/>
          <table:table-cell office:value-type="string" calcext:value-type="string">
            <text:p>IPC=3.0</text:p>
          </table:table-cell>
          <table:table-cell table:formula="of:=[.C9]/[.C$6]" office:value-type="float" office:value="0.146965642727175" calcext:value-type="float">
            <text:p>0.146965642727175</text:p>
          </table:table-cell>
          <table:table-cell table:formula="of:=[.D9]/[.D$6]" office:value-type="float" office:value="0.19817802124633" calcext:value-type="float">
            <text:p>0.19817802124633</text:p>
          </table:table-cell>
          <table:table-cell table:formula="of:=[.E9]/[.E$6]" office:value-type="float" office:value="0.148562050640825" calcext:value-type="float">
            <text:p>0.148562050640825</text:p>
          </table:table-cell>
          <table:table-cell table:formula="of:=[.F9]/[.F$6]" office:value-type="float" office:value="0.144731192515423" calcext:value-type="float">
            <text:p>0.144731192515423</text:p>
          </table:table-cell>
          <table:table-cell table:formula="of:=[.G9]/[.G$6]" office:value-type="float" office:value="0.14536417157275" calcext:value-type="float">
            <text:p>0.14536417157275</text:p>
          </table:table-cell>
          <table:table-cell table:formula="of:=[.H9]/[.H$6]" office:value-type="float" office:value="0.131592567240429" calcext:value-type="float">
            <text:p>0.131592567240429</text:p>
          </table:table-cell>
          <table:table-cell table:formula="of:=[.I9]/[.I$6]" office:value-type="float" office:value="0.160688956433637" calcext:value-type="float">
            <text:p>0.160688956433637</text:p>
          </table:table-cell>
          <table:table-cell table:formula="of:=[.J9]/[.J$6]" office:value-type="float" office:value="0.155239759987899" calcext:value-type="float">
            <text:p>0.155239759987899</text:p>
          </table:table-cell>
          <table:table-cell table:formula="of:=[.K9]/[.K$6]" office:value-type="float" office:value="0.195817779621181" calcext:value-type="float">
            <text:p>0.195817779621181</text:p>
          </table:table-cell>
          <table:table-cell table:formula="of:=[.L9]/[.L$6]" office:value-type="float" office:value="0.22997420617273" calcext:value-type="float">
            <text:p>0.22997420617273</text:p>
          </table:table-cell>
          <table:table-cell table:formula="of:=[.M9]/[.M$6]" office:value-type="float" office:value="0.247678249518245" calcext:value-type="float">
            <text:p>0.247678249518245</text:p>
          </table:table-cell>
          <table:table-cell table:formula="of:=[.N9]/[.N$6]" office:value-type="float" office:value="0.203894467465998" calcext:value-type="float">
            <text:p>0.203894467465998</text:p>
          </table:table-cell>
          <table:table-cell table:formula="of:=[.O9]/[.O$6]" office:value-type="float" office:value="0.15262335847428" calcext:value-type="float">
            <text:p>0.15262335847428</text:p>
          </table:table-cell>
          <table:table-cell table:formula="of:=[.P9]/[.P$6]" office:value-type="float" office:value="0.224701084114756" calcext:value-type="float">
            <text:p>0.224701084114756</text:p>
          </table:table-cell>
          <table:table-cell table:formula="of:=[.Q9]/[.Q$6]" office:value-type="float" office:value="0.245150217902734" calcext:value-type="float">
            <text:p>0.245150217902734</text:p>
          </table:table-cell>
          <table:table-cell table:formula="of:=[.R9]/[.R$6]" office:value-type="float" office:value="0.157604781527267" calcext:value-type="float">
            <text:p>0.157604781527267</text:p>
          </table:table-cell>
          <table:table-cell table:formula="of:=[.S9]/[.S$6]" office:value-type="float" office:value="0.214658709436777" calcext:value-type="float">
            <text:p>0.214658709436777</text:p>
          </table:table-cell>
          <table:table-cell table:formula="of:=[.T9]/[.T$6]" office:value-type="float" office:value="0.244869057935787" calcext:value-type="float">
            <text:p>0.244869057935787</text:p>
          </table:table-cell>
          <table:table-cell/>
          <table:table-cell table:formula="of:=GEOMEAN([.C18:.T18])" office:value-type="float" office:value="0.181857313825524" calcext:value-type="float">
            <text:p>0.181857313825524</text:p>
          </table:table-cell>
        </table:table-row>
        <table:table-row table:style-name="ro1">
          <table:table-cell/>
          <table:table-cell office:value-type="string" calcext:value-type="string">
            <text:p>IPC=3.5</text:p>
          </table:table-cell>
          <table:table-cell table:formula="of:=[.C10]/[.C$6]" office:value-type="float" office:value="0.146762281922295" calcext:value-type="float">
            <text:p>0.146762281922295</text:p>
          </table:table-cell>
          <table:table-cell table:formula="of:=[.D10]/[.D$6]" office:value-type="float" office:value="0.12940134983808" calcext:value-type="float">
            <text:p>0.12940134983808</text:p>
          </table:table-cell>
          <table:table-cell table:formula="of:=[.E10]/[.E$6]" office:value-type="float" office:value="0.147490287143304" calcext:value-type="float">
            <text:p>0.147490287143304</text:p>
          </table:table-cell>
          <table:table-cell table:formula="of:=[.F10]/[.F$6]" office:value-type="float" office:value="0.143375290953877" calcext:value-type="float">
            <text:p>0.143375290953877</text:p>
          </table:table-cell>
          <table:table-cell table:formula="of:=[.G10]/[.G$6]" office:value-type="float" office:value="0.144982338099243" calcext:value-type="float">
            <text:p>0.144982338099243</text:p>
          </table:table-cell>
          <table:table-cell table:formula="of:=[.H10]/[.H$6]" office:value-type="float" office:value="0.130852964255305" calcext:value-type="float">
            <text:p>0.130852964255305</text:p>
          </table:table-cell>
          <table:table-cell table:formula="of:=[.I10]/[.I$6]" office:value-type="float" office:value="0.144837432071475" calcext:value-type="float">
            <text:p>0.144837432071475</text:p>
          </table:table-cell>
          <table:table-cell table:formula="of:=[.J10]/[.J$6]" office:value-type="float" office:value="0.144476192076911" calcext:value-type="float">
            <text:p>0.144476192076911</text:p>
          </table:table-cell>
          <table:table-cell table:formula="of:=[.K10]/[.K$6]" office:value-type="float" office:value="0.19575556477257" calcext:value-type="float">
            <text:p>0.19575556477257</text:p>
          </table:table-cell>
          <table:table-cell table:formula="of:=[.L10]/[.L$6]" office:value-type="float" office:value="0.229980135788194" calcext:value-type="float">
            <text:p>0.229980135788194</text:p>
          </table:table-cell>
          <table:table-cell table:formula="of:=[.M10]/[.M$6]" office:value-type="float" office:value="0.247134332069373" calcext:value-type="float">
            <text:p>0.247134332069373</text:p>
          </table:table-cell>
          <table:table-cell table:formula="of:=[.N10]/[.N$6]" office:value-type="float" office:value="0.197737103960718" calcext:value-type="float">
            <text:p>0.197737103960718</text:p>
          </table:table-cell>
          <table:table-cell table:formula="of:=[.O10]/[.O$6]" office:value-type="float" office:value="0.15262335847428" calcext:value-type="float">
            <text:p>0.15262335847428</text:p>
          </table:table-cell>
          <table:table-cell table:formula="of:=[.P10]/[.P$6]" office:value-type="float" office:value="0.224701084114756" calcext:value-type="float">
            <text:p>0.224701084114756</text:p>
          </table:table-cell>
          <table:table-cell table:formula="of:=[.Q10]/[.Q$6]" office:value-type="float" office:value="0.23234602182884" calcext:value-type="float">
            <text:p>0.23234602182884</text:p>
          </table:table-cell>
          <table:table-cell table:formula="of:=[.R10]/[.R$6]" office:value-type="float" office:value="0.151735531053941" calcext:value-type="float">
            <text:p>0.151735531053941</text:p>
          </table:table-cell>
          <table:table-cell table:formula="of:=[.S10]/[.S$6]" office:value-type="float" office:value="0.215018383332445" calcext:value-type="float">
            <text:p>0.215018383332445</text:p>
          </table:table-cell>
          <table:table-cell table:formula="of:=[.T10]/[.T$6]" office:value-type="float" office:value="0.242226966244637" calcext:value-type="float">
            <text:p>0.242226966244637</text:p>
          </table:table-cell>
          <table:table-cell/>
          <table:table-cell table:formula="of:=GEOMEAN([.C19:.T19])" office:value-type="float" office:value="0.174317532218477" calcext:value-type="float">
            <text:p>0.174317532218477</text:p>
          </table:table-cell>
        </table:table-row>
        <table:table-row table:style-name="ro1">
          <table:table-cell/>
          <table:table-cell office:value-type="string" calcext:value-type="string">
            <text:p>IPC=4.0</text:p>
          </table:table-cell>
          <table:table-cell table:formula="of:=[.C11]/[.C$6]" office:value-type="float" office:value="0.146762281922295" calcext:value-type="float">
            <text:p>0.146762281922295</text:p>
          </table:table-cell>
          <table:table-cell table:formula="of:=[.D11]/[.D$6]" office:value-type="float" office:value="0.111181562301383" calcext:value-type="float">
            <text:p>0.111181562301383</text:p>
          </table:table-cell>
          <table:table-cell table:formula="of:=[.E11]/[.E$6]" office:value-type="float" office:value="0.146563658286072" calcext:value-type="float">
            <text:p>0.146563658286072</text:p>
          </table:table-cell>
          <table:table-cell table:formula="of:=[.F11]/[.F$6]" office:value-type="float" office:value="0.142595647555987" calcext:value-type="float">
            <text:p>0.142595647555987</text:p>
          </table:table-cell>
          <table:table-cell table:formula="of:=[.G11]/[.G$6]" office:value-type="float" office:value="0.144982338099243" calcext:value-type="float">
            <text:p>0.144982338099243</text:p>
          </table:table-cell>
          <table:table-cell table:formula="of:=[.H11]/[.H$6]" office:value-type="float" office:value="0.130777835283904" calcext:value-type="float">
            <text:p>0.130777835283904</text:p>
          </table:table-cell>
          <table:table-cell table:formula="of:=[.I11]/[.I$6]" office:value-type="float" office:value="0.141521598968407" calcext:value-type="float">
            <text:p>0.141521598968407</text:p>
          </table:table-cell>
          <table:table-cell table:formula="of:=[.J11]/[.J$6]" office:value-type="float" office:value="0.142551725297074" calcext:value-type="float">
            <text:p>0.142551725297074</text:p>
          </table:table-cell>
          <table:table-cell table:formula="of:=[.K11]/[.K$6]" office:value-type="float" office:value="0.103041614820959" calcext:value-type="float">
            <text:p>0.103041614820959</text:p>
          </table:table-cell>
          <table:table-cell table:formula="of:=[.L11]/[.L$6]" office:value-type="float" office:value="0.229980135788194" calcext:value-type="float">
            <text:p>0.229980135788194</text:p>
          </table:table-cell>
          <table:table-cell table:formula="of:=[.M11]/[.M$6]" office:value-type="float" office:value="0.234375582768695" calcext:value-type="float">
            <text:p>0.234375582768695</text:p>
          </table:table-cell>
          <table:table-cell table:formula="of:=[.N11]/[.N$6]" office:value-type="float" office:value="0.184461100791104" calcext:value-type="float">
            <text:p>0.184461100791104</text:p>
          </table:table-cell>
          <table:table-cell table:formula="of:=[.O11]/[.O$6]" office:value-type="float" office:value="0.15262335847428" calcext:value-type="float">
            <text:p>0.15262335847428</text:p>
          </table:table-cell>
          <table:table-cell table:formula="of:=[.P11]/[.P$6]" office:value-type="float" office:value="0.224701084114756" calcext:value-type="float">
            <text:p>0.224701084114756</text:p>
          </table:table-cell>
          <table:table-cell table:formula="of:=[.Q11]/[.Q$6]" office:value-type="float" office:value="0.230610513324849" calcext:value-type="float">
            <text:p>0.230610513324849</text:p>
          </table:table-cell>
          <table:table-cell table:formula="of:=[.R11]/[.R$6]" office:value-type="float" office:value="0.151642721906671" calcext:value-type="float">
            <text:p>0.151642721906671</text:p>
          </table:table-cell>
          <table:table-cell table:formula="of:=[.S11]/[.S$6]" office:value-type="float" office:value="0.214818564501519" calcext:value-type="float">
            <text:p>0.214818564501519</text:p>
          </table:table-cell>
          <table:table-cell table:formula="of:=[.T11]/[.T$6]" office:value-type="float" office:value="0.240345796960538" calcext:value-type="float">
            <text:p>0.240345796960538</text:p>
          </table:table-cell>
          <table:table-cell/>
          <table:table-cell table:formula="of:=GEOMEAN([.C20:.T20])" office:value-type="float" office:value="0.165064781312038" calcext:value-type="float">
            <text:p>0.165064781312038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/>
          <table:table-cell office:value-type="string" calcext:value-type="string">
            <text:p>AGGRESSIVE</text:p>
          </table:table-cell>
          <table:table-cell table:formula="of:=[.C16]*100" office:value-type="float" office:value="14.6762281922295" calcext:value-type="float">
            <text:p>14.6762281922295</text:p>
          </table:table-cell>
          <table:table-cell table:formula="of:=[.D16]*100" office:value-type="float" office:value="11.1181562301383" calcext:value-type="float">
            <text:p>11.1181562301383</text:p>
          </table:table-cell>
          <table:table-cell table:formula="of:=[.E16]*100" office:value-type="float" office:value="14.3951234760863" calcext:value-type="float">
            <text:p>14.3951234760863</text:p>
          </table:table-cell>
          <table:table-cell table:formula="of:=[.F16]*100" office:value-type="float" office:value="14.2595647555987" calcext:value-type="float">
            <text:p>14.2595647555987</text:p>
          </table:table-cell>
          <table:table-cell table:formula="of:=[.G16]*100" office:value-type="float" office:value="14.5044575273339" calcext:value-type="float">
            <text:p>14.5044575273339</text:p>
          </table:table-cell>
          <table:table-cell table:formula="of:=[.H16]*100" office:value-type="float" office:value="13.0133395662554" calcext:value-type="float">
            <text:p>13.0133395662554</text:p>
          </table:table-cell>
          <table:table-cell table:formula="of:=[.I16]*100" office:value-type="float" office:value="14.0904485585337" calcext:value-type="float">
            <text:p>14.0904485585337</text:p>
          </table:table-cell>
          <table:table-cell table:formula="of:=[.J16]*100" office:value-type="float" office:value="14.1960098828512" calcext:value-type="float">
            <text:p>14.1960098828512</text:p>
          </table:table-cell>
          <table:table-cell table:formula="of:=[.K16]*100" office:value-type="float" office:value="10.3041614820959" calcext:value-type="float">
            <text:p>10.3041614820959</text:p>
          </table:table-cell>
          <table:table-cell table:formula="of:=[.L16]*100" office:value-type="float" office:value="21.698538349788" calcext:value-type="float">
            <text:p>21.698538349788</text:p>
          </table:table-cell>
          <table:table-cell table:formula="of:=[.M16]*100" office:value-type="float" office:value="23.4375582768695" calcext:value-type="float">
            <text:p>23.4375582768695</text:p>
          </table:table-cell>
          <table:table-cell table:formula="of:=[.N16]*100" office:value-type="float" office:value="15.0127953650901" calcext:value-type="float">
            <text:p>15.0127953650901</text:p>
          </table:table-cell>
          <table:table-cell table:formula="of:=[.O16]*100" office:value-type="float" office:value="15.262335847428" calcext:value-type="float">
            <text:p>15.262335847428</text:p>
          </table:table-cell>
          <table:table-cell table:formula="of:=[.P16]*100" office:value-type="float" office:value="14.9951778389747" calcext:value-type="float">
            <text:p>14.9951778389747</text:p>
          </table:table-cell>
          <table:table-cell table:formula="of:=[.Q16]*100" office:value-type="float" office:value="23.0610513324849" calcext:value-type="float">
            <text:p>23.0610513324849</text:p>
          </table:table-cell>
          <table:table-cell table:formula="of:=[.R16]*100" office:value-type="float" office:value="15.1642721906671" calcext:value-type="float">
            <text:p>15.1642721906671</text:p>
          </table:table-cell>
          <table:table-cell table:formula="of:=[.S16]*100" office:value-type="float" office:value="9.97815314115202" calcext:value-type="float">
            <text:p>9.97815314115202</text:p>
          </table:table-cell>
          <table:table-cell table:formula="of:=[.T16]*100" office:value-type="float" office:value="23.2440658620617" calcext:value-type="float">
            <text:p>23.2440658620617</text:p>
          </table:table-cell>
          <table:table-cell/>
          <table:table-cell table:formula="of:=AVERAGE([.C25:.T25])" office:value-type="float" office:value="15.6895243264244" calcext:value-type="float">
            <text:p>15.6895243264244</text:p>
          </table:table-cell>
        </table:table-row>
        <table:table-row table:style-name="ro1">
          <table:table-cell/>
          <table:table-cell office:value-type="string" calcext:value-type="string">
            <text:p>CONSERVATIVE</text:p>
          </table:table-cell>
          <table:table-cell table:formula="of:=[.C17]*100" office:value-type="float" office:value="20.8402012201648" calcext:value-type="float">
            <text:p>20.8402012201648</text:p>
          </table:table-cell>
          <table:table-cell table:formula="of:=[.D17]*100" office:value-type="float" office:value="20.7711631003904" calcext:value-type="float">
            <text:p>20.7711631003904</text:p>
          </table:table-cell>
          <table:table-cell table:formula="of:=[.E17]*100" office:value-type="float" office:value="20.3043361764837" calcext:value-type="float">
            <text:p>20.3043361764837</text:p>
          </table:table-cell>
          <table:table-cell table:formula="of:=[.F17]*100" office:value-type="float" office:value="20.6130934894127" calcext:value-type="float">
            <text:p>20.6130934894127</text:p>
          </table:table-cell>
          <table:table-cell table:formula="of:=[.G17]*100" office:value-type="float" office:value="20.2539949537426" calcext:value-type="float">
            <text:p>20.2539949537426</text:p>
          </table:table-cell>
          <table:table-cell table:formula="of:=[.H17]*100" office:value-type="float" office:value="21.0795198423961" calcext:value-type="float">
            <text:p>21.0795198423961</text:p>
          </table:table-cell>
          <table:table-cell table:formula="of:=[.I17]*100" office:value-type="float" office:value="20.4365846919038" calcext:value-type="float">
            <text:p>20.4365846919038</text:p>
          </table:table-cell>
          <table:table-cell table:formula="of:=[.J17]*100" office:value-type="float" office:value="20.0984923609594" calcext:value-type="float">
            <text:p>20.0984923609594</text:p>
          </table:table-cell>
          <table:table-cell table:formula="of:=[.K17]*100" office:value-type="float" office:value="19.5797041338311" calcext:value-type="float">
            <text:p>19.5797041338311</text:p>
          </table:table-cell>
          <table:table-cell table:formula="of:=[.L17]*100" office:value-type="float" office:value="23.0003854250052" calcext:value-type="float">
            <text:p>23.0003854250052</text:p>
          </table:table-cell>
          <table:table-cell table:formula="of:=[.M17]*100" office:value-type="float" office:value="24.7706222415615" calcext:value-type="float">
            <text:p>24.7706222415615</text:p>
          </table:table-cell>
          <table:table-cell table:formula="of:=[.N17]*100" office:value-type="float" office:value="20.814226887154" calcext:value-type="float">
            <text:p>20.814226887154</text:p>
          </table:table-cell>
          <table:table-cell table:formula="of:=[.O17]*100" office:value-type="float" office:value="21.7842536837995" calcext:value-type="float">
            <text:p>21.7842536837995</text:p>
          </table:table-cell>
          <table:table-cell table:formula="of:=[.P17]*100" office:value-type="float" office:value="22.4875379091575" calcext:value-type="float">
            <text:p>22.4875379091575</text:p>
          </table:table-cell>
          <table:table-cell table:formula="of:=[.Q17]*100" office:value-type="float" office:value="24.8736935477651" calcext:value-type="float">
            <text:p>24.8736935477651</text:p>
          </table:table-cell>
          <table:table-cell table:formula="of:=[.R17]*100" office:value-type="float" office:value="18.6732004306344" calcext:value-type="float">
            <text:p>18.6732004306344</text:p>
          </table:table-cell>
          <table:table-cell table:formula="of:=[.S17]*100" office:value-type="float" office:value="21.4698673202963" calcext:value-type="float">
            <text:p>21.4698673202963</text:p>
          </table:table-cell>
          <table:table-cell table:formula="of:=[.T17]*100" office:value-type="float" office:value="24.4890194669316" calcext:value-type="float">
            <text:p>24.4890194669316</text:p>
          </table:table-cell>
          <table:table-cell/>
          <table:table-cell table:formula="of:=AVERAGE([.C26:.T26])" office:value-type="float" office:value="21.4633276045328" calcext:value-type="float">
            <text:p>21.4633276045328</text:p>
          </table:table-cell>
        </table:table-row>
        <table:table-row table:style-name="ro1">
          <table:table-cell/>
          <table:table-cell office:value-type="string" calcext:value-type="string">
            <text:p>IPC=3.0</text:p>
          </table:table-cell>
          <table:table-cell table:formula="of:=[.C18]*100" office:value-type="float" office:value="14.6965642727175" calcext:value-type="float">
            <text:p>14.6965642727175</text:p>
          </table:table-cell>
          <table:table-cell table:formula="of:=[.D18]*100" office:value-type="float" office:value="19.817802124633" calcext:value-type="float">
            <text:p>19.817802124633</text:p>
          </table:table-cell>
          <table:table-cell table:formula="of:=[.E18]*100" office:value-type="float" office:value="14.8562050640825" calcext:value-type="float">
            <text:p>14.8562050640825</text:p>
          </table:table-cell>
          <table:table-cell table:formula="of:=[.F18]*100" office:value-type="float" office:value="14.4731192515423" calcext:value-type="float">
            <text:p>14.4731192515423</text:p>
          </table:table-cell>
          <table:table-cell table:formula="of:=[.G18]*100" office:value-type="float" office:value="14.536417157275" calcext:value-type="float">
            <text:p>14.536417157275</text:p>
          </table:table-cell>
          <table:table-cell table:formula="of:=[.H18]*100" office:value-type="float" office:value="13.1592567240429" calcext:value-type="float">
            <text:p>13.1592567240429</text:p>
          </table:table-cell>
          <table:table-cell table:formula="of:=[.I18]*100" office:value-type="float" office:value="16.0688956433637" calcext:value-type="float">
            <text:p>16.0688956433637</text:p>
          </table:table-cell>
          <table:table-cell table:formula="of:=[.J18]*100" office:value-type="float" office:value="15.5239759987899" calcext:value-type="float">
            <text:p>15.5239759987899</text:p>
          </table:table-cell>
          <table:table-cell table:formula="of:=[.K18]*100" office:value-type="float" office:value="19.5817779621181" calcext:value-type="float">
            <text:p>19.5817779621181</text:p>
          </table:table-cell>
          <table:table-cell table:formula="of:=[.L18]*100" office:value-type="float" office:value="22.997420617273" calcext:value-type="float">
            <text:p>22.997420617273</text:p>
          </table:table-cell>
          <table:table-cell table:formula="of:=[.M18]*100" office:value-type="float" office:value="24.7678249518245" calcext:value-type="float">
            <text:p>24.7678249518245</text:p>
          </table:table-cell>
          <table:table-cell table:formula="of:=[.N18]*100" office:value-type="float" office:value="20.3894467465998" calcext:value-type="float">
            <text:p>20.3894467465998</text:p>
          </table:table-cell>
          <table:table-cell table:formula="of:=[.O18]*100" office:value-type="float" office:value="15.262335847428" calcext:value-type="float">
            <text:p>15.262335847428</text:p>
          </table:table-cell>
          <table:table-cell table:formula="of:=[.P18]*100" office:value-type="float" office:value="22.4701084114756" calcext:value-type="float">
            <text:p>22.4701084114756</text:p>
          </table:table-cell>
          <table:table-cell table:formula="of:=[.Q18]*100" office:value-type="float" office:value="24.5150217902734" calcext:value-type="float">
            <text:p>24.5150217902734</text:p>
          </table:table-cell>
          <table:table-cell table:formula="of:=[.R18]*100" office:value-type="float" office:value="15.7604781527267" calcext:value-type="float">
            <text:p>15.7604781527267</text:p>
          </table:table-cell>
          <table:table-cell table:formula="of:=[.S18]*100" office:value-type="float" office:value="21.4658709436777" calcext:value-type="float">
            <text:p>21.4658709436777</text:p>
          </table:table-cell>
          <table:table-cell table:formula="of:=[.T18]*100" office:value-type="float" office:value="24.4869057935787" calcext:value-type="float">
            <text:p>24.4869057935787</text:p>
          </table:table-cell>
          <table:table-cell/>
          <table:table-cell table:formula="of:=AVERAGE([.C27:.T27])" office:value-type="float" office:value="18.6016348585235" calcext:value-type="float">
            <text:p>18.6016348585235</text:p>
          </table:table-cell>
        </table:table-row>
        <table:table-row table:style-name="ro1">
          <table:table-cell/>
          <table:table-cell office:value-type="string" calcext:value-type="string">
            <text:p>IPC=3.5</text:p>
          </table:table-cell>
          <table:table-cell table:formula="of:=[.C19]*100" office:value-type="float" office:value="14.6762281922295" calcext:value-type="float">
            <text:p>14.6762281922295</text:p>
          </table:table-cell>
          <table:table-cell table:formula="of:=[.D19]*100" office:value-type="float" office:value="12.940134983808" calcext:value-type="float">
            <text:p>12.940134983808</text:p>
          </table:table-cell>
          <table:table-cell table:formula="of:=[.E19]*100" office:value-type="float" office:value="14.7490287143304" calcext:value-type="float">
            <text:p>14.7490287143304</text:p>
          </table:table-cell>
          <table:table-cell table:formula="of:=[.F19]*100" office:value-type="float" office:value="14.3375290953877" calcext:value-type="float">
            <text:p>14.3375290953877</text:p>
          </table:table-cell>
          <table:table-cell table:formula="of:=[.G19]*100" office:value-type="float" office:value="14.4982338099243" calcext:value-type="float">
            <text:p>14.4982338099243</text:p>
          </table:table-cell>
          <table:table-cell table:formula="of:=[.H19]*100" office:value-type="float" office:value="13.0852964255305" calcext:value-type="float">
            <text:p>13.0852964255305</text:p>
          </table:table-cell>
          <table:table-cell table:formula="of:=[.I19]*100" office:value-type="float" office:value="14.4837432071475" calcext:value-type="float">
            <text:p>14.4837432071475</text:p>
          </table:table-cell>
          <table:table-cell table:formula="of:=[.J19]*100" office:value-type="float" office:value="14.4476192076911" calcext:value-type="float">
            <text:p>14.4476192076911</text:p>
          </table:table-cell>
          <table:table-cell table:formula="of:=[.K19]*100" office:value-type="float" office:value="19.575556477257" calcext:value-type="float">
            <text:p>19.575556477257</text:p>
          </table:table-cell>
          <table:table-cell table:formula="of:=[.L19]*100" office:value-type="float" office:value="22.9980135788194" calcext:value-type="float">
            <text:p>22.9980135788194</text:p>
          </table:table-cell>
          <table:table-cell table:formula="of:=[.M19]*100" office:value-type="float" office:value="24.7134332069373" calcext:value-type="float">
            <text:p>24.7134332069373</text:p>
          </table:table-cell>
          <table:table-cell table:formula="of:=[.N19]*100" office:value-type="float" office:value="19.7737103960718" calcext:value-type="float">
            <text:p>19.7737103960718</text:p>
          </table:table-cell>
          <table:table-cell table:formula="of:=[.O19]*100" office:value-type="float" office:value="15.262335847428" calcext:value-type="float">
            <text:p>15.262335847428</text:p>
          </table:table-cell>
          <table:table-cell table:formula="of:=[.P19]*100" office:value-type="float" office:value="22.4701084114756" calcext:value-type="float">
            <text:p>22.4701084114756</text:p>
          </table:table-cell>
          <table:table-cell table:formula="of:=[.Q19]*100" office:value-type="float" office:value="23.234602182884" calcext:value-type="float">
            <text:p>23.234602182884</text:p>
          </table:table-cell>
          <table:table-cell table:formula="of:=[.R19]*100" office:value-type="float" office:value="15.1735531053941" calcext:value-type="float">
            <text:p>15.1735531053941</text:p>
          </table:table-cell>
          <table:table-cell table:formula="of:=[.S19]*100" office:value-type="float" office:value="21.5018383332445" calcext:value-type="float">
            <text:p>21.5018383332445</text:p>
          </table:table-cell>
          <table:table-cell table:formula="of:=[.T19]*100" office:value-type="float" office:value="24.2226966244637" calcext:value-type="float">
            <text:p>24.2226966244637</text:p>
          </table:table-cell>
          <table:table-cell/>
          <table:table-cell table:formula="of:=AVERAGE([.C28:.T28])" office:value-type="float" office:value="17.8968701000013" calcext:value-type="float">
            <text:p>17.8968701000013</text:p>
          </table:table-cell>
        </table:table-row>
        <table:table-row table:style-name="ro1">
          <table:table-cell/>
          <table:table-cell office:value-type="string" calcext:value-type="string">
            <text:p>IPC=4.0</text:p>
          </table:table-cell>
          <table:table-cell table:formula="of:=[.C20]*100" office:value-type="float" office:value="14.6762281922295" calcext:value-type="float">
            <text:p>14.6762281922295</text:p>
          </table:table-cell>
          <table:table-cell table:formula="of:=[.D20]*100" office:value-type="float" office:value="11.1181562301383" calcext:value-type="float">
            <text:p>11.1181562301383</text:p>
          </table:table-cell>
          <table:table-cell table:formula="of:=[.E20]*100" office:value-type="float" office:value="14.6563658286072" calcext:value-type="float">
            <text:p>14.6563658286072</text:p>
          </table:table-cell>
          <table:table-cell table:formula="of:=[.F20]*100" office:value-type="float" office:value="14.2595647555987" calcext:value-type="float">
            <text:p>14.2595647555987</text:p>
          </table:table-cell>
          <table:table-cell table:formula="of:=[.G20]*100" office:value-type="float" office:value="14.4982338099243" calcext:value-type="float">
            <text:p>14.4982338099243</text:p>
          </table:table-cell>
          <table:table-cell table:formula="of:=[.H20]*100" office:value-type="float" office:value="13.0777835283904" calcext:value-type="float">
            <text:p>13.0777835283904</text:p>
          </table:table-cell>
          <table:table-cell table:formula="of:=[.I20]*100" office:value-type="float" office:value="14.1521598968407" calcext:value-type="float">
            <text:p>14.1521598968407</text:p>
          </table:table-cell>
          <table:table-cell table:formula="of:=[.J20]*100" office:value-type="float" office:value="14.2551725297074" calcext:value-type="float">
            <text:p>14.2551725297074</text:p>
          </table:table-cell>
          <table:table-cell table:formula="of:=[.K20]*100" office:value-type="float" office:value="10.3041614820959" calcext:value-type="float">
            <text:p>10.3041614820959</text:p>
          </table:table-cell>
          <table:table-cell table:formula="of:=[.L20]*100" office:value-type="float" office:value="22.9980135788194" calcext:value-type="float">
            <text:p>22.9980135788194</text:p>
          </table:table-cell>
          <table:table-cell table:formula="of:=[.M20]*100" office:value-type="float" office:value="23.4375582768695" calcext:value-type="float">
            <text:p>23.4375582768695</text:p>
          </table:table-cell>
          <table:table-cell table:formula="of:=[.N20]*100" office:value-type="float" office:value="18.4461100791104" calcext:value-type="float">
            <text:p>18.4461100791104</text:p>
          </table:table-cell>
          <table:table-cell table:formula="of:=[.O20]*100" office:value-type="float" office:value="15.262335847428" calcext:value-type="float">
            <text:p>15.262335847428</text:p>
          </table:table-cell>
          <table:table-cell table:formula="of:=[.P20]*100" office:value-type="float" office:value="22.4701084114756" calcext:value-type="float">
            <text:p>22.4701084114756</text:p>
          </table:table-cell>
          <table:table-cell table:formula="of:=[.Q20]*100" office:value-type="float" office:value="23.0610513324849" calcext:value-type="float">
            <text:p>23.0610513324849</text:p>
          </table:table-cell>
          <table:table-cell table:formula="of:=[.R20]*100" office:value-type="float" office:value="15.1642721906671" calcext:value-type="float">
            <text:p>15.1642721906671</text:p>
          </table:table-cell>
          <table:table-cell table:formula="of:=[.S20]*100" office:value-type="float" office:value="21.4818564501519" calcext:value-type="float">
            <text:p>21.4818564501519</text:p>
          </table:table-cell>
          <table:table-cell table:formula="of:=[.T20]*100" office:value-type="float" office:value="24.0345796960538" calcext:value-type="float">
            <text:p>24.0345796960538</text:p>
          </table:table-cell>
          <table:table-cell/>
          <table:table-cell table:formula="of:=AVERAGE([.C29:.T29])" office:value-type="float" office:value="17.0752062286996" calcext:value-type="float">
            <text:p>17.0752062286996</text:p>
          </table:table-cell>
        </table:table-row>
        <table:table-row table:style-name="ro1" table:number-rows-repeated="36">
          <table:table-cell table:number-columns-repeated="22"/>
        </table:table-row>
        <table:table-row table:style-name="ro1">
          <table:table-cell table:number-columns-repeated="11"/>
          <table:table-cell office:value-type="string" calcext:value-type="string">
            <text:p>get segmentIQ_all_segment_comparison data from 97 to 99 ( FP 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1373100000" calcext:value-type="float">
            <text:p>1.37E+09</text:p>
          </table:table-cell>
          <table:table-cell table:style-name="ce3" office:value-type="float" office:value="1309600000" calcext:value-type="float">
            <text:p>1.31E+09</text:p>
          </table:table-cell>
          <table:table-cell table:style-name="ce3" office:value-type="float" office:value="1330700000" calcext:value-type="float">
            <text:p>1.33E+09</text:p>
          </table:table-cell>
          <table:table-cell table:style-name="ce3" office:value-type="float" office:value="1280900000" calcext:value-type="float">
            <text:p>1.28E+09</text:p>
          </table:table-cell>
          <table:table-cell table:style-name="ce3" office:value-type="float" office:value="864190000" calcext:value-type="float">
            <text:p>8.64E+08</text:p>
          </table:table-cell>
          <table:table-cell table:style-name="ce3" office:value-type="float" office:value="788200000" calcext:value-type="float">
            <text:p>7.88E+08</text:p>
          </table:table-cell>
          <table:table-cell table:style-name="ce3" office:value-type="float" office:value="1744600000" calcext:value-type="float">
            <text:p>1.74E+09</text:p>
          </table:table-cell>
          <table:table-cell table:style-name="ce3" office:value-type="float" office:value="923630000" calcext:value-type="float">
            <text:p>9.24E+08</text:p>
          </table:table-cell>
          <table:table-cell table:style-name="ce3" office:value-type="float" office:value="2832700000" calcext:value-type="float">
            <text:p>2.83E+09</text:p>
          </table:table-cell>
          <table:table-cell table:style-name="ce3" office:value-type="float" office:value="775680000" calcext:value-type="float">
            <text:p>7.76E+08</text:p>
          </table:table-cell>
          <table:table-cell table:style-name="ce3" office:value-type="float" office:value="796880000" calcext:value-type="float">
            <text:p>7.97E+08</text:p>
          </table:table-cell>
          <table:table-cell table:style-name="ce3" office:value-type="float" office:value="1569600000" calcext:value-type="float">
            <text:p>1.57E+09</text:p>
          </table:table-cell>
          <table:table-cell table:style-name="ce3" office:value-type="float" office:value="1485300000" calcext:value-type="float">
            <text:p>1.49E+09</text:p>
          </table:table-cell>
          <table:table-cell table:style-name="ce3" office:value-type="float" office:value="1933800000" calcext:value-type="float">
            <text:p>1.93E+09</text:p>
          </table:table-cell>
          <table:table-cell table:style-name="ce3" office:value-type="float" office:value="1271300000" calcext:value-type="float">
            <text:p>1.27E+09</text:p>
          </table:table-cell>
          <table:table-cell table:style-name="ce3" office:value-type="float" office:value="849080000" calcext:value-type="float">
            <text:p>8.49E+08</text:p>
          </table:table-cell>
          <table:table-cell table:style-name="ce3" office:value-type="float" office:value="1611400000" calcext:value-type="float">
            <text:p>1.61E+09</text:p>
          </table:table-cell>
          <table:table-cell table:style-name="ce3" office:value-type="float" office:value="1158500000" calcext:value-type="float">
            <text:p>1.16E+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1371200000" calcext:value-type="float">
            <text:p>1.37E+09</text:p>
          </table:table-cell>
          <table:table-cell table:style-name="ce3" office:value-type="float" office:value="855110000" calcext:value-type="float">
            <text:p>8.55E+08</text:p>
          </table:table-cell>
          <table:table-cell table:style-name="ce3" office:value-type="float" office:value="1321100000" calcext:value-type="float">
            <text:p>1.32E+09</text:p>
          </table:table-cell>
          <table:table-cell table:style-name="ce3" office:value-type="float" office:value="1268900000" calcext:value-type="float">
            <text:p>1.27E+09</text:p>
          </table:table-cell>
          <table:table-cell table:style-name="ce3" office:value-type="float" office:value="861920000" calcext:value-type="float">
            <text:p>8.62E+08</text:p>
          </table:table-cell>
          <table:table-cell table:style-name="ce3" office:value-type="float" office:value="783770000" calcext:value-type="float">
            <text:p>7.84E+08</text:p>
          </table:table-cell>
          <table:table-cell table:style-name="ce3" office:value-type="float" office:value="1572500000" calcext:value-type="float">
            <text:p>1.57E+09</text:p>
          </table:table-cell>
          <table:table-cell table:style-name="ce3" office:value-type="float" office:value="859590000" calcext:value-type="float">
            <text:p>8.60E+08</text:p>
          </table:table-cell>
          <table:table-cell table:style-name="ce3" office:value-type="float" office:value="2831800000" calcext:value-type="float">
            <text:p>2.83E+09</text:p>
          </table:table-cell>
          <table:table-cell table:style-name="ce3" office:value-type="float" office:value="775700000" calcext:value-type="float">
            <text:p>7.76E+08</text:p>
          </table:table-cell>
          <table:table-cell table:style-name="ce3" office:value-type="float" office:value="795130000" calcext:value-type="float">
            <text:p>7.95E+08</text:p>
          </table:table-cell>
          <table:table-cell table:style-name="ce3" office:value-type="float" office:value="1522200000" calcext:value-type="float">
            <text:p>1.52E+09</text:p>
          </table:table-cell>
          <table:table-cell table:style-name="ce3" office:value-type="float" office:value="1485300000" calcext:value-type="float">
            <text:p>1.49E+09</text:p>
          </table:table-cell>
          <table:table-cell table:style-name="ce3" office:value-type="float" office:value="1933800000" calcext:value-type="float">
            <text:p>1.93E+09</text:p>
          </table:table-cell>
          <table:table-cell table:style-name="ce3" office:value-type="float" office:value="1204900000" calcext:value-type="float">
            <text:p>1.20E+09</text:p>
          </table:table-cell>
          <table:table-cell table:style-name="ce3" office:value-type="float" office:value="817460000" calcext:value-type="float">
            <text:p>8.17E+08</text:p>
          </table:table-cell>
          <table:table-cell table:style-name="ce3" office:value-type="float" office:value="1614100000" calcext:value-type="float">
            <text:p>1.61E+09</text:p>
          </table:table-cell>
          <table:table-cell table:style-name="ce3" office:value-type="float" office:value="1146000000" calcext:value-type="float">
            <text:p>1.15E+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1371200000" calcext:value-type="float">
            <text:p>1.37E+09</text:p>
          </table:table-cell>
          <table:table-cell table:style-name="ce3" office:value-type="float" office:value="734710000" calcext:value-type="float">
            <text:p>7.35E+08</text:p>
          </table:table-cell>
          <table:table-cell table:style-name="ce3" office:value-type="float" office:value="1312800000" calcext:value-type="float">
            <text:p>1.31E+09</text:p>
          </table:table-cell>
          <table:table-cell table:style-name="ce3" office:value-type="float" office:value="1262000000" calcext:value-type="float">
            <text:p>1.26E+09</text:p>
          </table:table-cell>
          <table:table-cell table:style-name="ce3" office:value-type="float" office:value="861920000" calcext:value-type="float">
            <text:p>8.62E+08</text:p>
          </table:table-cell>
          <table:table-cell table:style-name="ce3" office:value-type="float" office:value="783320000" calcext:value-type="float">
            <text:p>7.83E+08</text:p>
          </table:table-cell>
          <table:table-cell table:style-name="ce3" office:value-type="float" office:value="1536500000" calcext:value-type="float">
            <text:p>1.54E+09</text:p>
          </table:table-cell>
          <table:table-cell table:style-name="ce3" office:value-type="float" office:value="848140000" calcext:value-type="float">
            <text:p>8.48E+08</text:p>
          </table:table-cell>
          <table:table-cell table:style-name="ce3" office:value-type="float" office:value="1490600000" calcext:value-type="float">
            <text:p>1.49E+09</text:p>
          </table:table-cell>
          <table:table-cell table:style-name="ce3" office:value-type="float" office:value="775700000" calcext:value-type="float">
            <text:p>7.76E+08</text:p>
          </table:table-cell>
          <table:table-cell table:style-name="ce3" office:value-type="float" office:value="754080000" calcext:value-type="float">
            <text:p>7.54E+08</text:p>
          </table:table-cell>
          <table:table-cell table:style-name="ce3" office:value-type="float" office:value="1420000000" calcext:value-type="float">
            <text:p>1.42E+09</text:p>
          </table:table-cell>
          <table:table-cell table:style-name="ce3" office:value-type="float" office:value="1485300000" calcext:value-type="float">
            <text:p>1.49E+09</text:p>
          </table:table-cell>
          <table:table-cell table:style-name="ce3" office:value-type="float" office:value="1933800000" calcext:value-type="float">
            <text:p>1.93E+09</text:p>
          </table:table-cell>
          <table:table-cell table:style-name="ce3" office:value-type="float" office:value="1195900000" calcext:value-type="float">
            <text:p>1.20E+09</text:p>
          </table:table-cell>
          <table:table-cell table:style-name="ce3" office:value-type="float" office:value="816960000" calcext:value-type="float">
            <text:p>8.17E+08</text:p>
          </table:table-cell>
          <table:table-cell table:style-name="ce3" office:value-type="float" office:value="1612600000" calcext:value-type="float">
            <text:p>1.61E+09</text:p>
          </table:table-cell>
          <table:table-cell table:style-name="ce3" office:value-type="float" office:value="1137100000" calcext:value-type="float">
            <text:p>1.14E+09</text:p>
          </table:table-cell>
          <table:table-cell table:number-columns-repeated="2"/>
        </table:table-row>
      </table:table>
      <table:table table:name="vs_ipc" table:style-name="ta1">
        <table:shapes>
          <draw:frame draw:z-index="0" draw:style-name="gr1" draw:text-style-name="P1" svg:width="210mm" svg:height="100mm" svg:x="47.75mm" svg:y="130.63mm">
            <draw:object draw:notify-on-update-of-ranges="vs_ipc.C20:vs_ipc.V20 vs_ipc.B21:vs_ipc.B21 vs_ipc.C21:vs_ipc.V21 vs_ipc.B22:vs_ipc.B22 vs_ipc.C22:vs_ipc.V22 vs_ipc.B23:vs_ipc.B23 vs_ipc.C23:vs_ipc.V23 vs_ipc.B24:vs_ipc.B24 vs_ipc.C24:vs_ipc.V24 vs_ipc.B25:vs_ipc.B25 vs_ipc.C25:vs_ipc.V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20" table:default-cell-style-name="Default"/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office:value-type="float" office:value="2.155" calcext:value-type="float">
            <text:p>2.155</text:p>
          </table:table-cell>
          <table:table-cell office:value-type="float" office:value="3.2659" calcext:value-type="float">
            <text:p>3.2659</text:p>
          </table:table-cell>
          <table:table-cell office:value-type="float" office:value="2.0802" calcext:value-type="float">
            <text:p>2.0802</text:p>
          </table:table-cell>
          <table:table-cell office:value-type="float" office:value="1.3146" calcext:value-type="float">
            <text:p>1.314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.5931" calcext:value-type="float">
            <text:p>1.5931</text:p>
          </table:table-cell>
          <table:table-cell office:value-type="float" office:value="2.8053" calcext:value-type="float">
            <text:p>2.8053</text:p>
          </table:table-cell>
          <table:table-cell office:value-type="float" office:value="0.5868" calcext:value-type="float">
            <text:p>0.5868</text:p>
          </table:table-cell>
          <table:table-cell office:value-type="float" office:value="3.8299" calcext:value-type="float">
            <text:p>3.8299</text:p>
          </table:table-cell>
          <table:table-cell office:value-type="float" office:value="4.4669" calcext:value-type="float">
            <text:p>4.4669</text:p>
          </table:table-cell>
          <table:table-cell office:value-type="float" office:value="3.6625" calcext:value-type="float">
            <text:p>3.6625</text:p>
          </table:table-cell>
          <table:table-cell office:value-type="float" office:value="3.8396" calcext:value-type="float">
            <text:p>3.8396</text:p>
          </table:table-cell>
          <table:table-cell office:value-type="float" office:value="2.8262" calcext:value-type="float">
            <text:p>2.8262</text:p>
          </table:table-cell>
          <table:table-cell office:value-type="float" office:value="5.2353" calcext:value-type="float">
            <text:p>5.2353</text:p>
          </table:table-cell>
          <table:table-cell office:value-type="float" office:value="3.2004" calcext:value-type="float">
            <text:p>3.2004</text:p>
          </table:table-cell>
          <table:table-cell office:value-type="float" office:value="2.0673" calcext:value-type="float">
            <text:p>2.0673</text:p>
          </table:table-cell>
          <table:table-cell office:value-type="float" office:value="4.2633" calcext:value-type="float">
            <text:p>4.2633</text:p>
          </table:table-cell>
          <table:table-cell office:value-type="float" office:value="4.0601" calcext:value-type="float">
            <text:p>4.06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GRESSIVE</text:p>
          </table:table-cell>
          <table:table-cell office:value-type="float" office:value="2.1909" calcext:value-type="float">
            <text:p>2.1909</text:p>
          </table:table-cell>
          <table:table-cell office:value-type="float" office:value="3.3537" calcext:value-type="float">
            <text:p>3.3537</text:p>
          </table:table-cell>
          <table:table-cell office:value-type="float" office:value="2.1382" calcext:value-type="float">
            <text:p>2.1382</text:p>
          </table:table-cell>
          <table:table-cell office:value-type="float" office:value="1.3176" calcext:value-type="float">
            <text:p>1.3176</text:p>
          </table:table-cell>
          <table:table-cell office:value-type="float" office:value="0.779" calcext:value-type="float">
            <text:p>0.779</text:p>
          </table:table-cell>
          <table:table-cell office:value-type="float" office:value="1.6017" calcext:value-type="float">
            <text:p>1.6017</text:p>
          </table:table-cell>
          <table:table-cell office:value-type="float" office:value="2.7023" calcext:value-type="float">
            <text:p>2.7023</text:p>
          </table:table-cell>
          <table:table-cell office:value-type="float" office:value="0.5789" calcext:value-type="float">
            <text:p>0.5789</text:p>
          </table:table-cell>
          <table:table-cell office:value-type="float" office:value="3.8531" calcext:value-type="float">
            <text:p>3.8531</text:p>
          </table:table-cell>
          <table:table-cell office:value-type="float" office:value="4.4811" calcext:value-type="float">
            <text:p>4.4811</text:p>
          </table:table-cell>
          <table:table-cell office:value-type="float" office:value="3.6206" calcext:value-type="float">
            <text:p>3.6206</text:p>
          </table:table-cell>
          <table:table-cell office:value-type="float" office:value="3.8823" calcext:value-type="float">
            <text:p>3.8823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1869" calcext:value-type="float">
            <text:p>5.1869</text:p>
          </table:table-cell>
          <table:table-cell office:value-type="float" office:value="3.1449" calcext:value-type="float">
            <text:p>3.1449</text:p>
          </table:table-cell>
          <table:table-cell office:value-type="float" office:value="2.0664" calcext:value-type="float">
            <text:p>2.0664</text:p>
          </table:table-cell>
          <table:table-cell office:value-type="float" office:value="4.276" calcext:value-type="float">
            <text:p>4.276</text:p>
          </table:table-cell>
          <table:table-cell office:value-type="float" office:value="4.0474" calcext:value-type="float">
            <text:p>4.047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SERVATIVE</text:p>
          </table:table-cell>
          <table:table-cell office:value-type="float" office:value="2.147" calcext:value-type="float">
            <text:p>2.147</text:p>
          </table:table-cell>
          <table:table-cell office:value-type="float" office:value="3.2548" calcext:value-type="float">
            <text:p>3.2548</text:p>
          </table:table-cell>
          <table:table-cell office:value-type="float" office:value="2.0769" calcext:value-type="float">
            <text:p>2.0769</text:p>
          </table:table-cell>
          <table:table-cell office:value-type="float" office:value="1.2886" calcext:value-type="float">
            <text:p>1.2886</text:p>
          </table:table-cell>
          <table:table-cell office:value-type="float" office:value="0.7782" calcext:value-type="float">
            <text:p>0.7782</text:p>
          </table:table-cell>
          <table:table-cell office:value-type="float" office:value="1.5692" calcext:value-type="float">
            <text:p>1.5692</text:p>
          </table:table-cell>
          <table:table-cell office:value-type="float" office:value="2.7257" calcext:value-type="float">
            <text:p>2.7257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17" calcext:value-type="float">
            <text:p>3.8517</text:p>
          </table:table-cell>
          <table:table-cell office:value-type="float" office:value="4.4696" calcext:value-type="float">
            <text:p>4.4696</text:p>
          </table:table-cell>
          <table:table-cell office:value-type="float" office:value="3.6295" calcext:value-type="float">
            <text:p>3.6295</text:p>
          </table:table-cell>
          <table:table-cell office:value-type="float" office:value="3.8644" calcext:value-type="float">
            <text:p>3.8644</text:p>
          </table:table-cell>
          <table:table-cell office:value-type="float" office:value="2.816" calcext:value-type="float">
            <text:p>2.816</text:p>
          </table:table-cell>
          <table:table-cell office:value-type="float" office:value="5.2649" calcext:value-type="float">
            <text:p>5.2649</text:p>
          </table:table-cell>
          <table:table-cell office:value-type="float" office:value="3.2086" calcext:value-type="float">
            <text:p>3.2086</text:p>
          </table:table-cell>
          <table:table-cell office:value-type="float" office:value="2.0516" calcext:value-type="float">
            <text:p>2.0516</text:p>
          </table:table-cell>
          <table:table-cell office:value-type="float" office:value="4.2599" calcext:value-type="float">
            <text:p>4.2599</text:p>
          </table:table-cell>
          <table:table-cell office:value-type="float" office:value="4.0792" calcext:value-type="float">
            <text:p>4.079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ITCH(IPC=3.0)</text:p>
          </table:table-cell>
          <table:table-cell office:value-type="float" office:value="2.1918" calcext:value-type="float">
            <text:p>2.1918</text:p>
          </table:table-cell>
          <table:table-cell office:value-type="float" office:value="3.2659" calcext:value-type="float">
            <text:p>3.2659</text:p>
          </table:table-cell>
          <table:table-cell office:value-type="float" office:value="2.135" calcext:value-type="float">
            <text:p>2.135</text:p>
          </table:table-cell>
          <table:table-cell office:value-type="float" office:value="1.3175" calcext:value-type="float">
            <text:p>1.3175</text:p>
          </table:table-cell>
          <table:table-cell office:value-type="float" office:value="0.7796" calcext:value-type="float">
            <text:p>0.7796</text:p>
          </table:table-cell>
          <table:table-cell office:value-type="float" office:value="1.6005" calcext:value-type="float">
            <text:p>1.6005</text:p>
          </table:table-cell>
          <table:table-cell office:value-type="float" office:value="2.7088" calcext:value-type="float">
            <text:p>2.7088</text:p>
          </table:table-cell>
          <table:table-cell office:value-type="float" office:value="0.5788" calcext:value-type="float">
            <text:p>0.5788</text:p>
          </table:table-cell>
          <table:table-cell office:value-type="float" office:value="3.8525" calcext:value-type="float">
            <text:p>3.8525</text:p>
          </table:table-cell>
          <table:table-cell office:value-type="float" office:value="4.4697" calcext:value-type="float">
            <text:p>4.4697</text:p>
          </table:table-cell>
          <table:table-cell office:value-type="float" office:value="3.6292" calcext:value-type="float">
            <text:p>3.6292</text:p>
          </table:table-cell>
          <table:table-cell office:value-type="float" office:value="3.8682" calcext:value-type="float">
            <text:p>3.8682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2662" calcext:value-type="float">
            <text:p>5.2662</text:p>
          </table:table-cell>
          <table:table-cell office:value-type="float" office:value="3.1959" calcext:value-type="float">
            <text:p>3.1959</text:p>
          </table:table-cell>
          <table:table-cell office:value-type="float" office:value="2.0647" calcext:value-type="float">
            <text:p>2.0647</text:p>
          </table:table-cell>
          <table:table-cell office:value-type="float" office:value="4.2599" calcext:value-type="float">
            <text:p>4.2599</text:p>
          </table:table-cell>
          <table:table-cell office:value-type="float" office:value="4.0789" calcext:value-type="float">
            <text:p>4.078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ITCH(IPC=3.5)</text:p>
          </table:table-cell>
          <table:table-cell office:value-type="float" office:value="2.1909" calcext:value-type="float">
            <text:p>2.1909</text:p>
          </table:table-cell>
          <table:table-cell office:value-type="float" office:value="3.3349" calcext:value-type="float">
            <text:p>3.3349</text:p>
          </table:table-cell>
          <table:table-cell office:value-type="float" office:value="2.1354" calcext:value-type="float">
            <text:p>2.1354</text:p>
          </table:table-cell>
          <table:table-cell office:value-type="float" office:value="1.3178" calcext:value-type="float">
            <text:p>1.3178</text:p>
          </table:table-cell>
          <table:table-cell office:value-type="float" office:value="0.7791" calcext:value-type="float">
            <text:p>0.7791</text:p>
          </table:table-cell>
          <table:table-cell office:value-type="float" office:value="1.5996" calcext:value-type="float">
            <text:p>1.5996</text:p>
          </table:table-cell>
          <table:table-cell office:value-type="float" office:value="2.7039" calcext:value-type="float">
            <text:p>2.7039</text:p>
          </table:table-cell>
          <table:table-cell office:value-type="float" office:value="0.5789" calcext:value-type="float">
            <text:p>0.5789</text:p>
          </table:table-cell>
          <table:table-cell office:value-type="float" office:value="3.8519" calcext:value-type="float">
            <text:p>3.8519</text:p>
          </table:table-cell>
          <table:table-cell office:value-type="float" office:value="4.4698" calcext:value-type="float">
            <text:p>4.4698</text:p>
          </table:table-cell>
          <table:table-cell office:value-type="float" office:value="3.6288" calcext:value-type="float">
            <text:p>3.6288</text:p>
          </table:table-cell>
          <table:table-cell office:value-type="float" office:value="3.8745" calcext:value-type="float">
            <text:p>3.8745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2662" calcext:value-type="float">
            <text:p>5.2662</text:p>
          </table:table-cell>
          <table:table-cell office:value-type="float" office:value="3.1511" calcext:value-type="float">
            <text:p>3.1511</text:p>
          </table:table-cell>
          <table:table-cell office:value-type="float" office:value="2.0661" calcext:value-type="float">
            <text:p>2.0661</text:p>
          </table:table-cell>
          <table:table-cell office:value-type="float" office:value="4.2646" calcext:value-type="float">
            <text:p>4.2646</text:p>
          </table:table-cell>
          <table:table-cell office:value-type="float" office:value="4.0731" calcext:value-type="float">
            <text:p>4.07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WITCH(IPC=4.0)</text:p>
          </table:table-cell>
          <table:table-cell office:value-type="float" office:value="2.1909" calcext:value-type="float">
            <text:p>2.1909</text:p>
          </table:table-cell>
          <table:table-cell office:value-type="float" office:value="3.3537" calcext:value-type="float">
            <text:p>3.3537</text:p>
          </table:table-cell>
          <table:table-cell office:value-type="float" office:value="2.1367" calcext:value-type="float">
            <text:p>2.1367</text:p>
          </table:table-cell>
          <table:table-cell office:value-type="float" office:value="1.3176" calcext:value-type="float">
            <text:p>1.3176</text:p>
          </table:table-cell>
          <table:table-cell office:value-type="float" office:value="0.7791" calcext:value-type="float">
            <text:p>0.7791</text:p>
          </table:table-cell>
          <table:table-cell office:value-type="float" office:value="1.5984" calcext:value-type="float">
            <text:p>1.5984</text:p>
          </table:table-cell>
          <table:table-cell office:value-type="float" office:value="2.7043" calcext:value-type="float">
            <text:p>2.7043</text:p>
          </table:table-cell>
          <table:table-cell office:value-type="float" office:value="0.5791" calcext:value-type="float">
            <text:p>0.5791</text:p>
          </table:table-cell>
          <table:table-cell office:value-type="float" office:value="3.8531" calcext:value-type="float">
            <text:p>3.8531</text:p>
          </table:table-cell>
          <table:table-cell office:value-type="float" office:value="4.4698" calcext:value-type="float">
            <text:p>4.4698</text:p>
          </table:table-cell>
          <table:table-cell office:value-type="float" office:value="3.6206" calcext:value-type="float">
            <text:p>3.6206</text:p>
          </table:table-cell>
          <table:table-cell office:value-type="float" office:value="3.8805" calcext:value-type="float">
            <text:p>3.8805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2662" calcext:value-type="float">
            <text:p>5.2662</text:p>
          </table:table-cell>
          <table:table-cell office:value-type="float" office:value="3.1449" calcext:value-type="float">
            <text:p>3.1449</text:p>
          </table:table-cell>
          <table:table-cell office:value-type="float" office:value="2.0664" calcext:value-type="float">
            <text:p>2.0664</text:p>
          </table:table-cell>
          <table:table-cell office:value-type="float" office:value="4.2601" calcext:value-type="float">
            <text:p>4.2601</text:p>
          </table:table-cell>
          <table:table-cell office:value-type="float" office:value="4.067" calcext:value-type="float">
            <text:p>4.067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/>
          <table:table-cell office:value-type="string" calcext:value-type="string">
            <text:p>AGGRESSIVE</text:p>
          </table:table-cell>
          <table:table-cell table:formula="of:=[.C8]/[.C$7]" office:value-type="float" office:value="1.01665893271462" calcext:value-type="float">
            <text:p>1.01665893271462</text:p>
          </table:table-cell>
          <table:table-cell table:formula="of:=[.D8]/[.D$7]" office:value-type="float" office:value="1.02688386049787" calcext:value-type="float">
            <text:p>1.02688386049787</text:p>
          </table:table-cell>
          <table:table-cell table:formula="of:=[.E8]/[.E$7]" office:value-type="float" office:value="1.02788193442938" calcext:value-type="float">
            <text:p>1.02788193442938</text:p>
          </table:table-cell>
          <table:table-cell table:formula="of:=[.F8]/[.F$7]" office:value-type="float" office:value="1.00228206298494" calcext:value-type="float">
            <text:p>1.00228206298494</text:p>
          </table:table-cell>
          <table:table-cell table:formula="of:=[.G8]/[.G$7]" office:value-type="float" office:value="1.00154281306248" calcext:value-type="float">
            <text:p>1.00154281306248</text:p>
          </table:table-cell>
          <table:table-cell table:formula="of:=[.H8]/[.H$7]" office:value-type="float" office:value="1.00539828008286" calcext:value-type="float">
            <text:p>1.00539828008286</text:p>
          </table:table-cell>
          <table:table-cell table:formula="of:=[.I8]/[.I$7]" office:value-type="float" office:value="0.963283784265498" calcext:value-type="float">
            <text:p>0.963283784265498</text:p>
          </table:table-cell>
          <table:table-cell table:formula="of:=[.J8]/[.J$7]" office:value-type="float" office:value="0.98653715064758" calcext:value-type="float">
            <text:p>0.98653715064758</text:p>
          </table:table-cell>
          <table:table-cell table:formula="of:=[.K8]/[.K$7]" office:value-type="float" office:value="1.00605759941513" calcext:value-type="float">
            <text:p>1.00605759941513</text:p>
          </table:table-cell>
          <table:table-cell table:formula="of:=[.L8]/[.L$7]" office:value-type="float" office:value="1.00317893841367" calcext:value-type="float">
            <text:p>1.00317893841367</text:p>
          </table:table-cell>
          <table:table-cell table:formula="of:=[.M8]/[.M$7]" office:value-type="float" office:value="0.988559726962457" calcext:value-type="float">
            <text:p>0.988559726962457</text:p>
          </table:table-cell>
          <table:table-cell table:formula="of:=[.N8]/[.N$7]" office:value-type="float" office:value="1.01112095009897" calcext:value-type="float">
            <text:p>1.01112095009897</text:p>
          </table:table-cell>
          <table:table-cell table:formula="of:=[.O8]/[.O$7]" office:value-type="float" office:value="1.00116764560187" calcext:value-type="float">
            <text:p>1.00116764560187</text:p>
          </table:table-cell>
          <table:table-cell table:formula="of:=[.P8]/[.P$7]" office:value-type="float" office:value="0.990755066567341" calcext:value-type="float">
            <text:p>0.990755066567341</text:p>
          </table:table-cell>
          <table:table-cell table:formula="of:=[.Q8]/[.Q$7]" office:value-type="float" office:value="0.982658417697788" calcext:value-type="float">
            <text:p>0.982658417697788</text:p>
          </table:table-cell>
          <table:table-cell table:formula="of:=[.R8]/[.R$7]" office:value-type="float" office:value="0.999564649542882" calcext:value-type="float">
            <text:p>0.999564649542882</text:p>
          </table:table-cell>
          <table:table-cell table:formula="of:=[.S8]/[.S$7]" office:value-type="float" office:value="1.00297891304858" calcext:value-type="float">
            <text:p>1.00297891304858</text:p>
          </table:table-cell>
          <table:table-cell table:formula="of:=[.T8]/[.T$7]" office:value-type="float" office:value="0.996871998226644" calcext:value-type="float">
            <text:p>0.996871998226644</text:p>
          </table:table-cell>
          <table:table-cell/>
          <table:table-cell table:formula="of:=GEOMEAN([.C15:.T15])" office:value-type="float" office:value="1.00063087699027" calcext:value-type="float">
            <text:p>1.00063087699027</text:p>
          </table:table-cell>
        </table:table-row>
        <table:table-row table:style-name="ro1">
          <table:table-cell/>
          <table:table-cell office:value-type="string" calcext:value-type="string">
            <text:p>CONSERVATIVE</text:p>
          </table:table-cell>
          <table:table-cell table:formula="of:=[.C9]/[.C$7]" office:value-type="float" office:value="0.996287703016241" calcext:value-type="float">
            <text:p>0.996287703016241</text:p>
          </table:table-cell>
          <table:table-cell table:formula="of:=[.D9]/[.D$7]" office:value-type="float" office:value="0.996601243148902" calcext:value-type="float">
            <text:p>0.996601243148902</text:p>
          </table:table-cell>
          <table:table-cell table:formula="of:=[.E9]/[.E$7]" office:value-type="float" office:value="0.99841361407557" calcext:value-type="float">
            <text:p>0.99841361407557</text:p>
          </table:table-cell>
          <table:table-cell table:formula="of:=[.F9]/[.F$7]" office:value-type="float" office:value="0.980222120797201" calcext:value-type="float">
            <text:p>0.980222120797201</text:p>
          </table:table-cell>
          <table:table-cell table:formula="of:=[.G9]/[.G$7]" office:value-type="float" office:value="1.00051427102083" calcext:value-type="float">
            <text:p>1.00051427102083</text:p>
          </table:table-cell>
          <table:table-cell table:formula="of:=[.H9]/[.H$7]" office:value-type="float" office:value="0.984997803025548" calcext:value-type="float">
            <text:p>0.984997803025548</text:p>
          </table:table-cell>
          <table:table-cell table:formula="of:=[.I9]/[.I$7]" office:value-type="float" office:value="0.971625138131394" calcext:value-type="float">
            <text:p>0.971625138131394</text:p>
          </table:table-cell>
          <table:table-cell table:formula="of:=[.J9]/[.J$7]" office:value-type="float" office:value="0.999488752556237" calcext:value-type="float">
            <text:p>0.999488752556237</text:p>
          </table:table-cell>
          <table:table-cell table:formula="of:=[.K9]/[.K$7]" office:value-type="float" office:value="1.00569205462284" calcext:value-type="float">
            <text:p>1.00569205462284</text:p>
          </table:table-cell>
          <table:table-cell table:formula="of:=[.L9]/[.L$7]" office:value-type="float" office:value="1.0006044460364" calcext:value-type="float">
            <text:p>1.0006044460364</text:p>
          </table:table-cell>
          <table:table-cell table:formula="of:=[.M9]/[.M$7]" office:value-type="float" office:value="0.99098976109215" calcext:value-type="float">
            <text:p>0.99098976109215</text:p>
          </table:table-cell>
          <table:table-cell table:formula="of:=[.N9]/[.N$7]" office:value-type="float" office:value="1.00645900614647" calcext:value-type="float">
            <text:p>1.00645900614647</text:p>
          </table:table-cell>
          <table:table-cell table:formula="of:=[.O9]/[.O$7]" office:value-type="float" office:value="0.996390913594225" calcext:value-type="float">
            <text:p>0.996390913594225</text:p>
          </table:table-cell>
          <table:table-cell table:formula="of:=[.P9]/[.P$7]" office:value-type="float" office:value="1.00565392623154" calcext:value-type="float">
            <text:p>1.00565392623154</text:p>
          </table:table-cell>
          <table:table-cell table:formula="of:=[.Q9]/[.Q$7]" office:value-type="float" office:value="1.00256217972753" calcext:value-type="float">
            <text:p>1.00256217972753</text:p>
          </table:table-cell>
          <table:table-cell table:formula="of:=[.R9]/[.R$7]" office:value-type="float" office:value="0.992405553136942" calcext:value-type="float">
            <text:p>0.992405553136942</text:p>
          </table:table-cell>
          <table:table-cell table:formula="of:=[.S9]/[.S$7]" office:value-type="float" office:value="0.999202495719278" calcext:value-type="float">
            <text:p>0.999202495719278</text:p>
          </table:table-cell>
          <table:table-cell table:formula="of:=[.T9]/[.T$7]" office:value-type="float" office:value="1.00470431762764" calcext:value-type="float">
            <text:p>1.00470431762764</text:p>
          </table:table-cell>
          <table:table-cell/>
          <table:table-cell table:formula="of:=GEOMEAN([.C16:.T16])" office:value-type="float" office:value="0.996225744414469" calcext:value-type="float">
            <text:p>0.996225744414469</text:p>
          </table:table-cell>
        </table:table-row>
        <table:table-row table:style-name="ro1">
          <table:table-cell/>
          <table:table-cell office:value-type="string" calcext:value-type="string">
            <text:p>SWITCH(IPC=3.0)</text:p>
          </table:table-cell>
          <table:table-cell table:formula="of:=[.C10]/[.C$7]" office:value-type="float" office:value="1.01707656612529" calcext:value-type="float">
            <text:p>1.01707656612529</text:p>
          </table:table-cell>
          <table:table-cell table:formula="of:=[.D10]/[.D$7]" office:value-type="float" office:value="1" calcext:value-type="float">
            <text:p>1</text:p>
          </table:table-cell>
          <table:table-cell table:formula="of:=[.E10]/[.E$7]" office:value-type="float" office:value="1.02634362080569" calcext:value-type="float">
            <text:p>1.02634362080569</text:p>
          </table:table-cell>
          <table:table-cell table:formula="of:=[.F10]/[.F$7]" office:value-type="float" office:value="1.00220599421877" calcext:value-type="float">
            <text:p>1.00220599421877</text:p>
          </table:table-cell>
          <table:table-cell table:formula="of:=[.G10]/[.G$7]" office:value-type="float" office:value="1.00231421959373" calcext:value-type="float">
            <text:p>1.00231421959373</text:p>
          </table:table-cell>
          <table:table-cell table:formula="of:=[.H10]/[.H$7]" office:value-type="float" office:value="1.0046450316992" calcext:value-type="float">
            <text:p>1.0046450316992</text:p>
          </table:table-cell>
          <table:table-cell table:formula="of:=[.I10]/[.I$7]" office:value-type="float" office:value="0.965600827006024" calcext:value-type="float">
            <text:p>0.965600827006024</text:p>
          </table:table-cell>
          <table:table-cell table:formula="of:=[.J10]/[.J$7]" office:value-type="float" office:value="0.986366734832992" calcext:value-type="float">
            <text:p>0.986366734832992</text:p>
          </table:table-cell>
          <table:table-cell table:formula="of:=[.K10]/[.K$7]" office:value-type="float" office:value="1.00590093736129" calcext:value-type="float">
            <text:p>1.00590093736129</text:p>
          </table:table-cell>
          <table:table-cell table:formula="of:=[.L10]/[.L$7]" office:value-type="float" office:value="1.00062683292664" calcext:value-type="float">
            <text:p>1.00062683292664</text:p>
          </table:table-cell>
          <table:table-cell table:formula="of:=[.M10]/[.M$7]" office:value-type="float" office:value="0.990907849829351" calcext:value-type="float">
            <text:p>0.990907849829351</text:p>
          </table:table-cell>
          <table:table-cell table:formula="of:=[.N10]/[.N$7]" office:value-type="float" office:value="1.00744869257214" calcext:value-type="float">
            <text:p>1.00744869257214</text:p>
          </table:table-cell>
          <table:table-cell table:formula="of:=[.O10]/[.O$7]" office:value-type="float" office:value="1.00116764560187" calcext:value-type="float">
            <text:p>1.00116764560187</text:p>
          </table:table-cell>
          <table:table-cell table:formula="of:=[.P10]/[.P$7]" office:value-type="float" office:value="1.00590224055928" calcext:value-type="float">
            <text:p>1.00590224055928</text:p>
          </table:table-cell>
          <table:table-cell table:formula="of:=[.Q10]/[.Q$7]" office:value-type="float" office:value="0.99859392575928" calcext:value-type="float">
            <text:p>0.99859392575928</text:p>
          </table:table-cell>
          <table:table-cell table:formula="of:=[.R10]/[.R$7]" office:value-type="float" office:value="0.998742320901659" calcext:value-type="float">
            <text:p>0.998742320901659</text:p>
          </table:table-cell>
          <table:table-cell table:formula="of:=[.S10]/[.S$7]" office:value-type="float" office:value="0.999202495719278" calcext:value-type="float">
            <text:p>0.999202495719278</text:p>
          </table:table-cell>
          <table:table-cell table:formula="of:=[.T10]/[.T$7]" office:value-type="float" office:value="1.00463042782197" calcext:value-type="float">
            <text:p>1.00463042782197</text:p>
          </table:table-cell>
          <table:table-cell/>
          <table:table-cell table:formula="of:=GEOMEAN([.C17:.T17])" office:value-type="float" office:value="1.00090921361248" calcext:value-type="float">
            <text:p>1.00090921361248</text:p>
          </table:table-cell>
        </table:table-row>
        <table:table-row table:style-name="ro1">
          <table:table-cell/>
          <table:table-cell office:value-type="string" calcext:value-type="string">
            <text:p>SWITCH(IPC=3.5)</text:p>
          </table:table-cell>
          <table:table-cell table:formula="of:=[.C11]/[.C$7]" office:value-type="float" office:value="1.01665893271462" calcext:value-type="float">
            <text:p>1.01665893271462</text:p>
          </table:table-cell>
          <table:table-cell table:formula="of:=[.D11]/[.D$7]" office:value-type="float" office:value="1.02112740745277" calcext:value-type="float">
            <text:p>1.02112740745277</text:p>
          </table:table-cell>
          <table:table-cell table:formula="of:=[.E11]/[.E$7]" office:value-type="float" office:value="1.02653591000865" calcext:value-type="float">
            <text:p>1.02653591000865</text:p>
          </table:table-cell>
          <table:table-cell table:formula="of:=[.F11]/[.F$7]" office:value-type="float" office:value="1.00243420051727" calcext:value-type="float">
            <text:p>1.00243420051727</text:p>
          </table:table-cell>
          <table:table-cell table:formula="of:=[.G11]/[.G$7]" office:value-type="float" office:value="1.00167138081769" calcext:value-type="float">
            <text:p>1.00167138081769</text:p>
          </table:table-cell>
          <table:table-cell table:formula="of:=[.H11]/[.H$7]" office:value-type="float" office:value="1.00408009541146" calcext:value-type="float">
            <text:p>1.00408009541146</text:p>
          </table:table-cell>
          <table:table-cell table:formula="of:=[.I11]/[.I$7]" office:value-type="float" office:value="0.963854133247781" calcext:value-type="float">
            <text:p>0.963854133247781</text:p>
          </table:table-cell>
          <table:table-cell table:formula="of:=[.J11]/[.J$7]" office:value-type="float" office:value="0.98653715064758" calcext:value-type="float">
            <text:p>0.98653715064758</text:p>
          </table:table-cell>
          <table:table-cell table:formula="of:=[.K11]/[.K$7]" office:value-type="float" office:value="1.00574427530745" calcext:value-type="float">
            <text:p>1.00574427530745</text:p>
          </table:table-cell>
          <table:table-cell table:formula="of:=[.L11]/[.L$7]" office:value-type="float" office:value="1.00064921981688" calcext:value-type="float">
            <text:p>1.00064921981688</text:p>
          </table:table-cell>
          <table:table-cell table:formula="of:=[.M11]/[.M$7]" office:value-type="float" office:value="0.990798634812287" calcext:value-type="float">
            <text:p>0.990798634812287</text:p>
          </table:table-cell>
          <table:table-cell table:formula="of:=[.N11]/[.N$7]" office:value-type="float" office:value="1.00908948848838" calcext:value-type="float">
            <text:p>1.00908948848838</text:p>
          </table:table-cell>
          <table:table-cell table:formula="of:=[.O11]/[.O$7]" office:value-type="float" office:value="1.00116764560187" calcext:value-type="float">
            <text:p>1.00116764560187</text:p>
          </table:table-cell>
          <table:table-cell table:formula="of:=[.P11]/[.P$7]" office:value-type="float" office:value="1.00590224055928" calcext:value-type="float">
            <text:p>1.00590224055928</text:p>
          </table:table-cell>
          <table:table-cell table:formula="of:=[.Q11]/[.Q$7]" office:value-type="float" office:value="0.984595675540557" calcext:value-type="float">
            <text:p>0.984595675540557</text:p>
          </table:table-cell>
          <table:table-cell table:formula="of:=[.R11]/[.R$7]" office:value-type="float" office:value="0.999419532723843" calcext:value-type="float">
            <text:p>0.999419532723843</text:p>
          </table:table-cell>
          <table:table-cell table:formula="of:=[.S11]/[.S$7]" office:value-type="float" office:value="1.00030492810733" calcext:value-type="float">
            <text:p>1.00030492810733</text:p>
          </table:table-cell>
          <table:table-cell table:formula="of:=[.T11]/[.T$7]" office:value-type="float" office:value="1.00320189157903" calcext:value-type="float">
            <text:p>1.00320189157903</text:p>
          </table:table-cell>
          <table:table-cell/>
          <table:table-cell table:formula="of:=GEOMEAN([.C18:.T18])" office:value-type="float" office:value="1.00122588197497" calcext:value-type="float">
            <text:p>1.00122588197497</text:p>
          </table:table-cell>
        </table:table-row>
        <table:table-row table:style-name="ro1">
          <table:table-cell/>
          <table:table-cell office:value-type="string" calcext:value-type="string">
            <text:p>SWITCH(IPC=4.0)</text:p>
          </table:table-cell>
          <table:table-cell table:formula="of:=[.C12]/[.C$7]" office:value-type="float" office:value="1.01665893271462" calcext:value-type="float">
            <text:p>1.01665893271462</text:p>
          </table:table-cell>
          <table:table-cell table:formula="of:=[.D12]/[.D$7]" office:value-type="float" office:value="1.02688386049787" calcext:value-type="float">
            <text:p>1.02688386049787</text:p>
          </table:table-cell>
          <table:table-cell table:formula="of:=[.E12]/[.E$7]" office:value-type="float" office:value="1.02716084991828" calcext:value-type="float">
            <text:p>1.02716084991828</text:p>
          </table:table-cell>
          <table:table-cell table:formula="of:=[.F12]/[.F$7]" office:value-type="float" office:value="1.00228206298494" calcext:value-type="float">
            <text:p>1.00228206298494</text:p>
          </table:table-cell>
          <table:table-cell table:formula="of:=[.G12]/[.G$7]" office:value-type="float" office:value="1.00167138081769" calcext:value-type="float">
            <text:p>1.00167138081769</text:p>
          </table:table-cell>
          <table:table-cell table:formula="of:=[.H12]/[.H$7]" office:value-type="float" office:value="1.00332684702781" calcext:value-type="float">
            <text:p>1.00332684702781</text:p>
          </table:table-cell>
          <table:table-cell table:formula="of:=[.I12]/[.I$7]" office:value-type="float" office:value="0.963996720493352" calcext:value-type="float">
            <text:p>0.963996720493352</text:p>
          </table:table-cell>
          <table:table-cell table:formula="of:=[.J12]/[.J$7]" office:value-type="float" office:value="0.986877982276755" calcext:value-type="float">
            <text:p>0.986877982276755</text:p>
          </table:table-cell>
          <table:table-cell table:formula="of:=[.K12]/[.K$7]" office:value-type="float" office:value="1.00605759941513" calcext:value-type="float">
            <text:p>1.00605759941513</text:p>
          </table:table-cell>
          <table:table-cell table:formula="of:=[.L12]/[.L$7]" office:value-type="float" office:value="1.00064921981688" calcext:value-type="float">
            <text:p>1.00064921981688</text:p>
          </table:table-cell>
          <table:table-cell table:formula="of:=[.M12]/[.M$7]" office:value-type="float" office:value="0.988559726962457" calcext:value-type="float">
            <text:p>0.988559726962457</text:p>
          </table:table-cell>
          <table:table-cell table:formula="of:=[.N12]/[.N$7]" office:value-type="float" office:value="1.01065215126576" calcext:value-type="float">
            <text:p>1.01065215126576</text:p>
          </table:table-cell>
          <table:table-cell table:formula="of:=[.O12]/[.O$7]" office:value-type="float" office:value="1.00116764560187" calcext:value-type="float">
            <text:p>1.00116764560187</text:p>
          </table:table-cell>
          <table:table-cell table:formula="of:=[.P12]/[.P$7]" office:value-type="float" office:value="1.00590224055928" calcext:value-type="float">
            <text:p>1.00590224055928</text:p>
          </table:table-cell>
          <table:table-cell table:formula="of:=[.Q12]/[.Q$7]" office:value-type="float" office:value="0.982658417697788" calcext:value-type="float">
            <text:p>0.982658417697788</text:p>
          </table:table-cell>
          <table:table-cell table:formula="of:=[.R12]/[.R$7]" office:value-type="float" office:value="0.999564649542882" calcext:value-type="float">
            <text:p>0.999564649542882</text:p>
          </table:table-cell>
          <table:table-cell table:formula="of:=[.S12]/[.S$7]" office:value-type="float" office:value="0.999249407735791" calcext:value-type="float">
            <text:p>0.999249407735791</text:p>
          </table:table-cell>
          <table:table-cell table:formula="of:=[.T12]/[.T$7]" office:value-type="float" office:value="1.00169946553041" calcext:value-type="float">
            <text:p>1.00169946553041</text:p>
          </table:table-cell>
          <table:table-cell/>
          <table:table-cell table:formula="of:=GEOMEAN([.C19:.T19])" office:value-type="float" office:value="1.00128367731602" calcext:value-type="float">
            <text:p>1.001283677316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/>
          <table:table-cell office:value-type="string" calcext:value-type="string">
            <text:p>AGGRESSIVE</text:p>
          </table:table-cell>
          <table:table-cell table:formula="of:=(1-[.C15])*100" office:value-type="float" office:value="-1.66589327146174" calcext:value-type="float">
            <text:p>-1.66589327146174</text:p>
          </table:table-cell>
          <table:table-cell table:formula="of:=(1-[.D15])*100" office:value-type="float" office:value="-2.68838604978718" calcext:value-type="float">
            <text:p>-2.68838604978718</text:p>
          </table:table-cell>
          <table:table-cell table:formula="of:=(1-[.E15])*100" office:value-type="float" office:value="-2.78819344293817" calcext:value-type="float">
            <text:p>-2.78819344293817</text:p>
          </table:table-cell>
          <table:table-cell table:formula="of:=(1-[.F15])*100" office:value-type="float" office:value="-0.228206298493849" calcext:value-type="float">
            <text:p>-0.228206298493849</text:p>
          </table:table-cell>
          <table:table-cell table:formula="of:=(1-[.G15])*100" office:value-type="float" office:value="-0.154281306248394" calcext:value-type="float">
            <text:p>-0.154281306248394</text:p>
          </table:table-cell>
          <table:table-cell table:formula="of:=(1-[.H15])*100" office:value-type="float" office:value="-0.539828008285737" calcext:value-type="float">
            <text:p>-0.539828008285737</text:p>
          </table:table-cell>
          <table:table-cell table:formula="of:=(1-[.I15])*100" office:value-type="float" office:value="3.67162157345025" calcext:value-type="float">
            <text:p>3.67162157345025</text:p>
          </table:table-cell>
          <table:table-cell table:formula="of:=(1-[.J15])*100" office:value-type="float" office:value="1.34628493524197" calcext:value-type="float">
            <text:p>1.34628493524197</text:p>
          </table:table-cell>
          <table:table-cell table:formula="of:=(1-[.K15])*100" office:value-type="float" office:value="-0.605759941512818" calcext:value-type="float">
            <text:p>-0.605759941512818</text:p>
          </table:table-cell>
          <table:table-cell table:formula="of:=(1-[.L15])*100" office:value-type="float" office:value="-0.31789384136649" calcext:value-type="float">
            <text:p>-0.31789384136649</text:p>
          </table:table-cell>
          <table:table-cell table:formula="of:=(1-[.M15])*100" office:value-type="float" office:value="1.14402730375427" calcext:value-type="float">
            <text:p>1.14402730375427</text:p>
          </table:table-cell>
          <table:table-cell table:formula="of:=(1-[.N15])*100" office:value-type="float" office:value="-1.11209500989686" calcext:value-type="float">
            <text:p>-1.11209500989686</text:p>
          </table:table-cell>
          <table:table-cell table:formula="of:=(1-[.O15])*100" office:value-type="float" office:value="-0.116764560186811" calcext:value-type="float">
            <text:p>-0.116764560186811</text:p>
          </table:table-cell>
          <table:table-cell table:formula="of:=(1-[.P15])*100" office:value-type="float" office:value="0.924493343265909" calcext:value-type="float">
            <text:p>0.924493343265909</text:p>
          </table:table-cell>
          <table:table-cell table:formula="of:=(1-[.Q15])*100" office:value-type="float" office:value="1.73415823022123" calcext:value-type="float">
            <text:p>1.73415823022123</text:p>
          </table:table-cell>
          <table:table-cell table:formula="of:=(1-[.R15])*100" office:value-type="float" office:value="0.0435350457118067" calcext:value-type="float">
            <text:p>0.043535045711807</text:p>
          </table:table-cell>
          <table:table-cell table:formula="of:=(1-[.S15])*100" office:value-type="float" office:value="-0.297891304857734" calcext:value-type="float">
            <text:p>-0.297891304857734</text:p>
          </table:table-cell>
          <table:table-cell table:formula="of:=(1-[.T15])*100" office:value-type="float" office:value="0.312800177335548" calcext:value-type="float">
            <text:p>0.312800177335548</text:p>
          </table:table-cell>
          <table:table-cell/>
          <table:table-cell table:formula="of:=(1-[.V15])*100" office:value-type="float" office:value="-0.0630876990272977" calcext:value-type="float">
            <text:p>-0.063087699027298</text:p>
          </table:table-cell>
        </table:table-row>
        <table:table-row table:style-name="ro1">
          <table:table-cell/>
          <table:table-cell office:value-type="string" calcext:value-type="string">
            <text:p>CONSERVATIVE</text:p>
          </table:table-cell>
          <table:table-cell table:formula="of:=(1-[.C16])*100" office:value-type="float" office:value="0.371229698375874" calcext:value-type="float">
            <text:p>0.371229698375874</text:p>
          </table:table-cell>
          <table:table-cell table:formula="of:=(1-[.D16])*100" office:value-type="float" office:value="0.339875685109781" calcext:value-type="float">
            <text:p>0.339875685109781</text:p>
          </table:table-cell>
          <table:table-cell table:formula="of:=(1-[.E16])*100" office:value-type="float" office:value="0.158638592443028" calcext:value-type="float">
            <text:p>0.158638592443028</text:p>
          </table:table-cell>
          <table:table-cell table:formula="of:=(1-[.F16])*100" office:value-type="float" office:value="1.97778792027994" calcext:value-type="float">
            <text:p>1.97778792027994</text:p>
          </table:table-cell>
          <table:table-cell table:formula="of:=(1-[.G16])*100" office:value-type="float" office:value="-0.0514271020827906" calcext:value-type="float">
            <text:p>-0.051427102082791</text:p>
          </table:table-cell>
          <table:table-cell table:formula="of:=(1-[.H16])*100" office:value-type="float" office:value="1.50021969744525" calcext:value-type="float">
            <text:p>1.50021969744525</text:p>
          </table:table-cell>
          <table:table-cell table:formula="of:=(1-[.I16])*100" office:value-type="float" office:value="2.83748618686059" calcext:value-type="float">
            <text:p>2.83748618686059</text:p>
          </table:table-cell>
          <table:table-cell table:formula="of:=(1-[.J16])*100" office:value-type="float" office:value="0.0511247443762741" calcext:value-type="float">
            <text:p>0.051124744376274</text:p>
          </table:table-cell>
          <table:table-cell table:formula="of:=(1-[.K16])*100" office:value-type="float" office:value="-0.569205462283606" calcext:value-type="float">
            <text:p>-0.569205462283606</text:p>
          </table:table-cell>
          <table:table-cell table:formula="of:=(1-[.L16])*100" office:value-type="float" office:value="-0.0604446036400974" calcext:value-type="float">
            <text:p>-0.060444603640097</text:p>
          </table:table-cell>
          <table:table-cell table:formula="of:=(1-[.M16])*100" office:value-type="float" office:value="0.90102389078498" calcext:value-type="float">
            <text:p>0.90102389078498</text:p>
          </table:table-cell>
          <table:table-cell table:formula="of:=(1-[.N16])*100" office:value-type="float" office:value="-0.645900614647355" calcext:value-type="float">
            <text:p>-0.645900614647355</text:p>
          </table:table-cell>
          <table:table-cell table:formula="of:=(1-[.O16])*100" office:value-type="float" office:value="0.360908640577462" calcext:value-type="float">
            <text:p>0.360908640577462</text:p>
          </table:table-cell>
          <table:table-cell table:formula="of:=(1-[.P16])*100" office:value-type="float" office:value="-0.565392623154359" calcext:value-type="float">
            <text:p>-0.565392623154359</text:p>
          </table:table-cell>
          <table:table-cell table:formula="of:=(1-[.Q16])*100" office:value-type="float" office:value="-0.256217972753414" calcext:value-type="float">
            <text:p>-0.256217972753414</text:p>
          </table:table-cell>
          <table:table-cell table:formula="of:=(1-[.R16])*100" office:value-type="float" office:value="0.759444686305799" calcext:value-type="float">
            <text:p>0.759444686305799</text:p>
          </table:table-cell>
          <table:table-cell table:formula="of:=(1-[.S16])*100" office:value-type="float" office:value="0.0797504280721562" calcext:value-type="float">
            <text:p>0.079750428072156</text:p>
          </table:table-cell>
          <table:table-cell table:formula="of:=(1-[.T16])*100" office:value-type="float" office:value="-0.470431762764467" calcext:value-type="float">
            <text:p>-0.470431762764467</text:p>
          </table:table-cell>
          <table:table-cell/>
          <table:table-cell table:formula="of:=(1-[.V16])*100" office:value-type="float" office:value="0.377425558553057" calcext:value-type="float">
            <text:p>0.377425558553057</text:p>
          </table:table-cell>
        </table:table-row>
        <table:table-row table:style-name="ro1">
          <table:table-cell/>
          <table:table-cell office:value-type="string" calcext:value-type="string">
            <text:p>IPC=3.0</text:p>
          </table:table-cell>
          <table:table-cell table:formula="of:=(1-[.C17])*100" office:value-type="float" office:value="-1.70765661252903" calcext:value-type="float">
            <text:p>-1.70765661252903</text:p>
          </table:table-cell>
          <table:table-cell table:formula="of:=(1-[.D17])*100" office:value-type="float" office:value="0" calcext:value-type="float">
            <text:p>0</text:p>
          </table:table-cell>
          <table:table-cell table:formula="of:=(1-[.E17])*100" office:value-type="float" office:value="-2.63436208056915" calcext:value-type="float">
            <text:p>-2.63436208056915</text:p>
          </table:table-cell>
          <table:table-cell table:formula="of:=(1-[.F17])*100" office:value-type="float" office:value="-0.220599421877377" calcext:value-type="float">
            <text:p>-0.220599421877377</text:p>
          </table:table-cell>
          <table:table-cell table:formula="of:=(1-[.G17])*100" office:value-type="float" office:value="-0.231421959372602" calcext:value-type="float">
            <text:p>-0.231421959372602</text:p>
          </table:table-cell>
          <table:table-cell table:formula="of:=(1-[.H17])*100" office:value-type="float" office:value="-0.464503169920283" calcext:value-type="float">
            <text:p>-0.464503169920283</text:p>
          </table:table-cell>
          <table:table-cell table:formula="of:=(1-[.I17])*100" office:value-type="float" office:value="3.43991729939757" calcext:value-type="float">
            <text:p>3.43991729939757</text:p>
          </table:table-cell>
          <table:table-cell table:formula="of:=(1-[.J17])*100" office:value-type="float" office:value="1.36332651670075" calcext:value-type="float">
            <text:p>1.36332651670075</text:p>
          </table:table-cell>
          <table:table-cell table:formula="of:=(1-[.K17])*100" office:value-type="float" office:value="-0.590093736128883" calcext:value-type="float">
            <text:p>-0.590093736128883</text:p>
          </table:table-cell>
          <table:table-cell table:formula="of:=(1-[.L17])*100" office:value-type="float" office:value="-0.0626832926638121" calcext:value-type="float">
            <text:p>-0.062683292663812</text:p>
          </table:table-cell>
          <table:table-cell table:formula="of:=(1-[.M17])*100" office:value-type="float" office:value="0.909215017064846" calcext:value-type="float">
            <text:p>0.909215017064846</text:p>
          </table:table-cell>
          <table:table-cell table:formula="of:=(1-[.N17])*100" office:value-type="float" office:value="-0.744869257214287" calcext:value-type="float">
            <text:p>-0.744869257214287</text:p>
          </table:table-cell>
          <table:table-cell table:formula="of:=(1-[.O17])*100" office:value-type="float" office:value="-0.116764560186811" calcext:value-type="float">
            <text:p>-0.116764560186811</text:p>
          </table:table-cell>
          <table:table-cell table:formula="of:=(1-[.P17])*100" office:value-type="float" office:value="-0.590224055928035" calcext:value-type="float">
            <text:p>-0.590224055928035</text:p>
          </table:table-cell>
          <table:table-cell table:formula="of:=(1-[.Q17])*100" office:value-type="float" office:value="0.140607424071992" calcext:value-type="float">
            <text:p>0.140607424071992</text:p>
          </table:table-cell>
          <table:table-cell table:formula="of:=(1-[.R17])*100" office:value-type="float" office:value="0.125767909834074" calcext:value-type="float">
            <text:p>0.125767909834074</text:p>
          </table:table-cell>
          <table:table-cell table:formula="of:=(1-[.S17])*100" office:value-type="float" office:value="0.0797504280721562" calcext:value-type="float">
            <text:p>0.079750428072156</text:p>
          </table:table-cell>
          <table:table-cell table:formula="of:=(1-[.T17])*100" office:value-type="float" office:value="-0.463042782197465" calcext:value-type="float">
            <text:p>-0.463042782197465</text:p>
          </table:table-cell>
          <table:table-cell/>
          <table:table-cell table:formula="of:=(1-[.V17])*100" office:value-type="float" office:value="-0.0909213612482196" calcext:value-type="float">
            <text:p>-0.09092136124822</text:p>
          </table:table-cell>
        </table:table-row>
        <table:table-row table:style-name="ro1">
          <table:table-cell/>
          <table:table-cell office:value-type="string" calcext:value-type="string">
            <text:p>IPC=3.5</text:p>
          </table:table-cell>
          <table:table-cell table:formula="of:=(1-[.C18])*100" office:value-type="float" office:value="-1.66589327146174" calcext:value-type="float">
            <text:p>-1.66589327146174</text:p>
          </table:table-cell>
          <table:table-cell table:formula="of:=(1-[.D18])*100" office:value-type="float" office:value="-2.11274074527694" calcext:value-type="float">
            <text:p>-2.11274074527694</text:p>
          </table:table-cell>
          <table:table-cell table:formula="of:=(1-[.E18])*100" office:value-type="float" office:value="-2.65359100086531" calcext:value-type="float">
            <text:p>-2.65359100086531</text:p>
          </table:table-cell>
          <table:table-cell table:formula="of:=(1-[.F18])*100" office:value-type="float" office:value="-0.243420051726773" calcext:value-type="float">
            <text:p>-0.243420051726773</text:p>
          </table:table-cell>
          <table:table-cell table:formula="of:=(1-[.G18])*100" office:value-type="float" office:value="-0.167138081769092" calcext:value-type="float">
            <text:p>-0.167138081769092</text:p>
          </table:table-cell>
          <table:table-cell table:formula="of:=(1-[.H18])*100" office:value-type="float" office:value="-0.408009541146193" calcext:value-type="float">
            <text:p>-0.408009541146193</text:p>
          </table:table-cell>
          <table:table-cell table:formula="of:=(1-[.I18])*100" office:value-type="float" office:value="3.6145866752219" calcext:value-type="float">
            <text:p>3.6145866752219</text:p>
          </table:table-cell>
          <table:table-cell table:formula="of:=(1-[.J18])*100" office:value-type="float" office:value="1.34628493524197" calcext:value-type="float">
            <text:p>1.34628493524197</text:p>
          </table:table-cell>
          <table:table-cell table:formula="of:=(1-[.K18])*100" office:value-type="float" office:value="-0.574427530744925" calcext:value-type="float">
            <text:p>-0.574427530744925</text:p>
          </table:table-cell>
          <table:table-cell table:formula="of:=(1-[.L18])*100" office:value-type="float" office:value="-0.0649219816875268" calcext:value-type="float">
            <text:p>-0.064921981687527</text:p>
          </table:table-cell>
          <table:table-cell table:formula="of:=(1-[.M18])*100" office:value-type="float" office:value="0.920136518771331" calcext:value-type="float">
            <text:p>0.920136518771331</text:p>
          </table:table-cell>
          <table:table-cell table:formula="of:=(1-[.N18])*100" office:value-type="float" office:value="-0.908948848838431" calcext:value-type="float">
            <text:p>-0.908948848838431</text:p>
          </table:table-cell>
          <table:table-cell table:formula="of:=(1-[.O18])*100" office:value-type="float" office:value="-0.116764560186811" calcext:value-type="float">
            <text:p>-0.116764560186811</text:p>
          </table:table-cell>
          <table:table-cell table:formula="of:=(1-[.P18])*100" office:value-type="float" office:value="-0.590224055928035" calcext:value-type="float">
            <text:p>-0.590224055928035</text:p>
          </table:table-cell>
          <table:table-cell table:formula="of:=(1-[.Q18])*100" office:value-type="float" office:value="1.54043244594426" calcext:value-type="float">
            <text:p>1.54043244594426</text:p>
          </table:table-cell>
          <table:table-cell table:formula="of:=(1-[.R18])*100" office:value-type="float" office:value="0.0580467276157237" calcext:value-type="float">
            <text:p>0.058046727615724</text:p>
          </table:table-cell>
          <table:table-cell table:formula="of:=(1-[.S18])*100" office:value-type="float" office:value="-0.0304928107334623" calcext:value-type="float">
            <text:p>-0.030492810733462</text:p>
          </table:table-cell>
          <table:table-cell table:formula="of:=(1-[.T18])*100" office:value-type="float" office:value="-0.320189157902506" calcext:value-type="float">
            <text:p>-0.320189157902506</text:p>
          </table:table-cell>
          <table:table-cell/>
          <table:table-cell table:formula="of:=(1-[.V18])*100" office:value-type="float" office:value="-0.122588197496776" calcext:value-type="float">
            <text:p>-0.122588197496776</text:p>
          </table:table-cell>
        </table:table-row>
        <table:table-row table:style-name="ro1">
          <table:table-cell/>
          <table:table-cell office:value-type="string" calcext:value-type="string">
            <text:p>IPC=4.0</text:p>
          </table:table-cell>
          <table:table-cell table:formula="of:=(1-[.C19])*100" office:value-type="float" office:value="-1.66589327146174" calcext:value-type="float">
            <text:p>-1.66589327146174</text:p>
          </table:table-cell>
          <table:table-cell table:formula="of:=(1-[.D19])*100" office:value-type="float" office:value="-2.68838604978718" calcext:value-type="float">
            <text:p>-2.68838604978718</text:p>
          </table:table-cell>
          <table:table-cell table:formula="of:=(1-[.E19])*100" office:value-type="float" office:value="-2.71608499182769" calcext:value-type="float">
            <text:p>-2.71608499182769</text:p>
          </table:table-cell>
          <table:table-cell table:formula="of:=(1-[.F19])*100" office:value-type="float" office:value="-0.228206298493849" calcext:value-type="float">
            <text:p>-0.228206298493849</text:p>
          </table:table-cell>
          <table:table-cell table:formula="of:=(1-[.G19])*100" office:value-type="float" office:value="-0.167138081769092" calcext:value-type="float">
            <text:p>-0.167138081769092</text:p>
          </table:table-cell>
          <table:table-cell table:formula="of:=(1-[.H19])*100" office:value-type="float" office:value="-0.332684702780739" calcext:value-type="float">
            <text:p>-0.332684702780739</text:p>
          </table:table-cell>
          <table:table-cell table:formula="of:=(1-[.I19])*100" office:value-type="float" office:value="3.60032795066482" calcext:value-type="float">
            <text:p>3.60032795066482</text:p>
          </table:table-cell>
          <table:table-cell table:formula="of:=(1-[.J19])*100" office:value-type="float" office:value="1.31220177232446" calcext:value-type="float">
            <text:p>1.31220177232446</text:p>
          </table:table-cell>
          <table:table-cell table:formula="of:=(1-[.K19])*100" office:value-type="float" office:value="-0.605759941512818" calcext:value-type="float">
            <text:p>-0.605759941512818</text:p>
          </table:table-cell>
          <table:table-cell table:formula="of:=(1-[.L19])*100" office:value-type="float" office:value="-0.0649219816875268" calcext:value-type="float">
            <text:p>-0.064921981687527</text:p>
          </table:table-cell>
          <table:table-cell table:formula="of:=(1-[.M19])*100" office:value-type="float" office:value="1.14402730375427" calcext:value-type="float">
            <text:p>1.14402730375427</text:p>
          </table:table-cell>
          <table:table-cell table:formula="of:=(1-[.N19])*100" office:value-type="float" office:value="-1.06521512657569" calcext:value-type="float">
            <text:p>-1.06521512657569</text:p>
          </table:table-cell>
          <table:table-cell table:formula="of:=(1-[.O19])*100" office:value-type="float" office:value="-0.116764560186811" calcext:value-type="float">
            <text:p>-0.116764560186811</text:p>
          </table:table-cell>
          <table:table-cell table:formula="of:=(1-[.P19])*100" office:value-type="float" office:value="-0.590224055928035" calcext:value-type="float">
            <text:p>-0.590224055928035</text:p>
          </table:table-cell>
          <table:table-cell table:formula="of:=(1-[.Q19])*100" office:value-type="float" office:value="1.73415823022123" calcext:value-type="float">
            <text:p>1.73415823022123</text:p>
          </table:table-cell>
          <table:table-cell table:formula="of:=(1-[.R19])*100" office:value-type="float" office:value="0.0435350457118067" calcext:value-type="float">
            <text:p>0.043535045711807</text:p>
          </table:table-cell>
          <table:table-cell table:formula="of:=(1-[.S19])*100" office:value-type="float" office:value="0.0750592264208594" calcext:value-type="float">
            <text:p>0.075059226420859</text:p>
          </table:table-cell>
          <table:table-cell table:formula="of:=(1-[.T19])*100" office:value-type="float" office:value="-0.169946553040568" calcext:value-type="float">
            <text:p>-0.169946553040568</text:p>
          </table:table-cell>
          <table:table-cell/>
          <table:table-cell table:formula="of:=(1-[.V19])*100" office:value-type="float" office:value="-0.128367731601964" calcext:value-type="float">
            <text:p>-0.128367731601964</text:p>
          </table:table-cell>
        </table:table-row>
        <table:table-row table:style-name="ro1" table:number-rows-repeated="33">
          <table:table-cell table:number-columns-repeated="22"/>
        </table:table-row>
        <table:table-row table:style-name="ro1">
          <table:table-cell table:number-columns-repeated="12"/>
          <table:table-cell office:value-type="string" calcext:value-type="string">
            <text:p>get sim_IPC data from 97 to 99 ( FP )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</table:table-row>
        <table:table-row table:style-name="ro1">
          <table:table-cell table:number-columns-repeated="3"/>
          <table:table-cell office:value-type="float" office:value="2.1918" calcext:value-type="float">
            <text:p>2.1918</text:p>
          </table:table-cell>
          <table:table-cell office:value-type="float" office:value="3.2659" calcext:value-type="float">
            <text:p>3.2659</text:p>
          </table:table-cell>
          <table:table-cell office:value-type="float" office:value="2.135" calcext:value-type="float">
            <text:p>2.135</text:p>
          </table:table-cell>
          <table:table-cell office:value-type="float" office:value="1.3175" calcext:value-type="float">
            <text:p>1.3175</text:p>
          </table:table-cell>
          <table:table-cell office:value-type="float" office:value="0.7796" calcext:value-type="float">
            <text:p>0.7796</text:p>
          </table:table-cell>
          <table:table-cell office:value-type="float" office:value="1.6005" calcext:value-type="float">
            <text:p>1.6005</text:p>
          </table:table-cell>
          <table:table-cell office:value-type="float" office:value="2.7088" calcext:value-type="float">
            <text:p>2.7088</text:p>
          </table:table-cell>
          <table:table-cell office:value-type="float" office:value="0.5788" calcext:value-type="float">
            <text:p>0.5788</text:p>
          </table:table-cell>
          <table:table-cell office:value-type="float" office:value="3.8525" calcext:value-type="float">
            <text:p>3.8525</text:p>
          </table:table-cell>
          <table:table-cell office:value-type="float" office:value="4.4697" calcext:value-type="float">
            <text:p>4.4697</text:p>
          </table:table-cell>
          <table:table-cell office:value-type="float" office:value="3.6292" calcext:value-type="float">
            <text:p>3.6292</text:p>
          </table:table-cell>
          <table:table-cell office:value-type="float" office:value="3.8682" calcext:value-type="float">
            <text:p>3.8682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2662" calcext:value-type="float">
            <text:p>5.2662</text:p>
          </table:table-cell>
          <table:table-cell office:value-type="float" office:value="3.1959" calcext:value-type="float">
            <text:p>3.1959</text:p>
          </table:table-cell>
          <table:table-cell office:value-type="float" office:value="2.0647" calcext:value-type="float">
            <text:p>2.0647</text:p>
          </table:table-cell>
          <table:table-cell office:value-type="float" office:value="4.2599" calcext:value-type="float">
            <text:p>4.2599</text:p>
          </table:table-cell>
          <table:table-cell office:value-type="float" office:value="4.0789" calcext:value-type="float">
            <text:p>4.07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.1909" calcext:value-type="float">
            <text:p>2.1909</text:p>
          </table:table-cell>
          <table:table-cell office:value-type="float" office:value="3.3349" calcext:value-type="float">
            <text:p>3.3349</text:p>
          </table:table-cell>
          <table:table-cell office:value-type="float" office:value="2.1354" calcext:value-type="float">
            <text:p>2.1354</text:p>
          </table:table-cell>
          <table:table-cell office:value-type="float" office:value="1.3178" calcext:value-type="float">
            <text:p>1.3178</text:p>
          </table:table-cell>
          <table:table-cell office:value-type="float" office:value="0.7791" calcext:value-type="float">
            <text:p>0.7791</text:p>
          </table:table-cell>
          <table:table-cell office:value-type="float" office:value="1.5996" calcext:value-type="float">
            <text:p>1.5996</text:p>
          </table:table-cell>
          <table:table-cell office:value-type="float" office:value="2.7039" calcext:value-type="float">
            <text:p>2.7039</text:p>
          </table:table-cell>
          <table:table-cell office:value-type="float" office:value="0.5789" calcext:value-type="float">
            <text:p>0.5789</text:p>
          </table:table-cell>
          <table:table-cell office:value-type="float" office:value="3.8519" calcext:value-type="float">
            <text:p>3.8519</text:p>
          </table:table-cell>
          <table:table-cell office:value-type="float" office:value="4.4698" calcext:value-type="float">
            <text:p>4.4698</text:p>
          </table:table-cell>
          <table:table-cell office:value-type="float" office:value="3.6288" calcext:value-type="float">
            <text:p>3.6288</text:p>
          </table:table-cell>
          <table:table-cell office:value-type="float" office:value="3.8745" calcext:value-type="float">
            <text:p>3.8745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2662" calcext:value-type="float">
            <text:p>5.2662</text:p>
          </table:table-cell>
          <table:table-cell office:value-type="float" office:value="3.1511" calcext:value-type="float">
            <text:p>3.1511</text:p>
          </table:table-cell>
          <table:table-cell office:value-type="float" office:value="2.0661" calcext:value-type="float">
            <text:p>2.0661</text:p>
          </table:table-cell>
          <table:table-cell office:value-type="float" office:value="4.2646" calcext:value-type="float">
            <text:p>4.2646</text:p>
          </table:table-cell>
          <table:table-cell office:value-type="float" office:value="4.0731" calcext:value-type="float">
            <text:p>4.0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.1909" calcext:value-type="float">
            <text:p>2.1909</text:p>
          </table:table-cell>
          <table:table-cell office:value-type="float" office:value="3.3537" calcext:value-type="float">
            <text:p>3.3537</text:p>
          </table:table-cell>
          <table:table-cell office:value-type="float" office:value="2.1367" calcext:value-type="float">
            <text:p>2.1367</text:p>
          </table:table-cell>
          <table:table-cell office:value-type="float" office:value="1.3176" calcext:value-type="float">
            <text:p>1.3176</text:p>
          </table:table-cell>
          <table:table-cell office:value-type="float" office:value="0.7791" calcext:value-type="float">
            <text:p>0.7791</text:p>
          </table:table-cell>
          <table:table-cell office:value-type="float" office:value="1.5984" calcext:value-type="float">
            <text:p>1.5984</text:p>
          </table:table-cell>
          <table:table-cell office:value-type="float" office:value="2.7043" calcext:value-type="float">
            <text:p>2.7043</text:p>
          </table:table-cell>
          <table:table-cell office:value-type="float" office:value="0.5791" calcext:value-type="float">
            <text:p>0.5791</text:p>
          </table:table-cell>
          <table:table-cell office:value-type="float" office:value="3.8531" calcext:value-type="float">
            <text:p>3.8531</text:p>
          </table:table-cell>
          <table:table-cell office:value-type="float" office:value="4.4698" calcext:value-type="float">
            <text:p>4.4698</text:p>
          </table:table-cell>
          <table:table-cell office:value-type="float" office:value="3.6206" calcext:value-type="float">
            <text:p>3.6206</text:p>
          </table:table-cell>
          <table:table-cell office:value-type="float" office:value="3.8805" calcext:value-type="float">
            <text:p>3.8805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2662" calcext:value-type="float">
            <text:p>5.2662</text:p>
          </table:table-cell>
          <table:table-cell office:value-type="float" office:value="3.1449" calcext:value-type="float">
            <text:p>3.1449</text:p>
          </table:table-cell>
          <table:table-cell office:value-type="float" office:value="2.0664" calcext:value-type="float">
            <text:p>2.0664</text:p>
          </table:table-cell>
          <table:table-cell office:value-type="float" office:value="4.2601" calcext:value-type="float">
            <text:p>4.2601</text:p>
          </table:table-cell>
          <table:table-cell office:value-type="float" office:value="4.067" calcext:value-type="float">
            <text:p>4.0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00/00/00</text:date>, <text:time style:data-style-name="N2" text:time-value="21:11:11.90252142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6:41:03.196737869</meta:creation-date>
    <dc:date>2020-12-27T21:11:23.856364865</dc:date>
    <meta:editing-duration>PT1H39M52S</meta:editing-duration>
    <meta:editing-cycles>22</meta:editing-cycles>
    <meta:generator>LibreOffice/6.0.7.3$Linux_X86_64 LibreOffice_project/00m0$Build-3</meta:generator>
    <meta:document-statistic meta:table-count="2" meta:cell-count="896" meta:object-count="2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6.075cm" svg:y="0cm" style:legend-expansion="custom" chartooo:width="14.925cm" chartooo:height="0.863cm" style:legend-expansion-aspect-ratio="17.2943221320973" chart:style-name="ch2"/>
        <chart:plot-area chart:style-name="ch3" table:cell-range-address="vs_comp.C24:vs_comp.V29 vs_comp.B25:vs_comp.B29" chart:data-source-has-labels="both" svg:x="1.124cm" svg:y="1.296cm" svg:width="19.448cm" svg:height="8.244cm">
          <chartooo:coordinate-region svg:x="2.089cm" svg:y="1.548cm" svg:width="18.483cm" svg:height="5.334cm"/>
          <chart:axis chart:dimension="x" chart:name="primary-x" chart:style-name="ch4" chartooo:axis-type="auto">
            <chartooo:date-scale/>
            <chart:categories table:cell-range-address="vs_comp.C24:vs_comp.V24"/>
            <chart:grid chart:class="major"/>
          </chart:axis>
          <chart:axis chart:dimension="y" chart:name="primary-y" chart:style-name="ch5">
            <chart:title svg:x="0.198cm" svg:y="7.25cm" chart:style-name="ch6">
              <text:p>number of comparisons
relative to BASE(%)</text:p>
            </chart:title>
            <chart:grid chart:class="major"/>
          </chart:axis>
          <chart:series chart:style-name="ch7" chart:values-cell-range-address="vs_comp.C25:vs_comp.V25" chart:label-cell-address="vs_comp.B25:vs_comp.B25" chart:class="chart:bar">
            <chart:data-point chart:repeated="20"/>
          </chart:series>
          <chart:series chart:style-name="ch8" chart:values-cell-range-address="vs_comp.C26:vs_comp.V26" chart:label-cell-address="vs_comp.B26:vs_comp.B26" chart:class="chart:bar">
            <chart:data-point chart:repeated="20"/>
          </chart:series>
          <chart:series chart:style-name="ch9" chart:values-cell-range-address="vs_comp.C27:vs_comp.V27" chart:label-cell-address="vs_comp.B27:vs_comp.B27" chart:class="chart:bar">
            <chart:data-point chart:repeated="20"/>
          </chart:series>
          <chart:series chart:style-name="ch10" chart:values-cell-range-address="vs_comp.C28:vs_comp.V28" chart:label-cell-address="vs_comp.B28:vs_comp.B28" chart:class="chart:bar">
            <chart:data-point chart:repeated="20"/>
          </chart:series>
          <chart:series chart:style-name="ch11" chart:values-cell-range-address="vs_comp.C29:vs_comp.V29" chart:label-cell-address="vs_comp.B29:vs_comp.B29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vs_comp.C24:vs_comp.V24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vs_comp.B25:vs_comp.B25</svg:desc>
                </draw:g>
              </table:table-cell>
              <table:table-cell office:value-type="float" office:value="14.6762281922295">
                <text:p>14.6762281922295</text:p>
                <draw:g>
                  <svg:desc>vs_comp.C25:vs_comp.V25</svg:desc>
                </draw:g>
              </table:table-cell>
              <table:table-cell office:value-type="float" office:value="11.1181562301383">
                <text:p>11.1181562301383</text:p>
              </table:table-cell>
              <table:table-cell office:value-type="float" office:value="14.3951234760863">
                <text:p>14.3951234760863</text:p>
              </table:table-cell>
              <table:table-cell office:value-type="float" office:value="14.2595647555987">
                <text:p>14.2595647555987</text:p>
              </table:table-cell>
              <table:table-cell office:value-type="float" office:value="14.5044575273339">
                <text:p>14.5044575273339</text:p>
              </table:table-cell>
              <table:table-cell office:value-type="float" office:value="13.0133395662554">
                <text:p>13.0133395662554</text:p>
              </table:table-cell>
              <table:table-cell office:value-type="float" office:value="14.0904485585337">
                <text:p>14.0904485585337</text:p>
              </table:table-cell>
              <table:table-cell office:value-type="float" office:value="14.1960098828512">
                <text:p>14.1960098828512</text:p>
              </table:table-cell>
              <table:table-cell office:value-type="float" office:value="10.3041614820959">
                <text:p>10.3041614820959</text:p>
              </table:table-cell>
              <table:table-cell office:value-type="float" office:value="21.698538349788">
                <text:p>21.698538349788</text:p>
              </table:table-cell>
              <table:table-cell office:value-type="float" office:value="23.4375582768695">
                <text:p>23.4375582768695</text:p>
              </table:table-cell>
              <table:table-cell office:value-type="float" office:value="15.0127953650901">
                <text:p>15.0127953650901</text:p>
              </table:table-cell>
              <table:table-cell office:value-type="float" office:value="15.262335847428">
                <text:p>15.262335847428</text:p>
              </table:table-cell>
              <table:table-cell office:value-type="float" office:value="14.9951778389747">
                <text:p>14.9951778389747</text:p>
              </table:table-cell>
              <table:table-cell office:value-type="float" office:value="23.0610513324849">
                <text:p>23.0610513324849</text:p>
              </table:table-cell>
              <table:table-cell office:value-type="float" office:value="15.1642721906671">
                <text:p>15.1642721906671</text:p>
              </table:table-cell>
              <table:table-cell office:value-type="float" office:value="9.97815314115202">
                <text:p>9.97815314115202</text:p>
              </table:table-cell>
              <table:table-cell office:value-type="float" office:value="23.2440658620617">
                <text:p>23.2440658620617</text:p>
              </table:table-cell>
              <table:table-cell office:value-type="float" office:value="NaN">
                <text:p>NaN</text:p>
              </table:table-cell>
              <table:table-cell office:value-type="float" office:value="15.6895243264244">
                <text:p>15.6895243264244</text:p>
              </table:table-cell>
            </table:table-row>
            <table:table-row>
              <table:table-cell office:value-type="string">
                <text:p>CONSERVATIVE</text:p>
                <draw:g>
                  <svg:desc>vs_comp.B26:vs_comp.B26</svg:desc>
                </draw:g>
              </table:table-cell>
              <table:table-cell office:value-type="float" office:value="20.8402012201648">
                <text:p>20.8402012201648</text:p>
                <draw:g>
                  <svg:desc>vs_comp.C26:vs_comp.V26</svg:desc>
                </draw:g>
              </table:table-cell>
              <table:table-cell office:value-type="float" office:value="20.7711631003904">
                <text:p>20.7711631003904</text:p>
              </table:table-cell>
              <table:table-cell office:value-type="float" office:value="20.3043361764837">
                <text:p>20.3043361764837</text:p>
              </table:table-cell>
              <table:table-cell office:value-type="float" office:value="20.6130934894127">
                <text:p>20.6130934894127</text:p>
              </table:table-cell>
              <table:table-cell office:value-type="float" office:value="20.2539949537426">
                <text:p>20.2539949537426</text:p>
              </table:table-cell>
              <table:table-cell office:value-type="float" office:value="21.0795198423961">
                <text:p>21.0795198423961</text:p>
              </table:table-cell>
              <table:table-cell office:value-type="float" office:value="20.4365846919038">
                <text:p>20.4365846919038</text:p>
              </table:table-cell>
              <table:table-cell office:value-type="float" office:value="20.0984923609594">
                <text:p>20.0984923609594</text:p>
              </table:table-cell>
              <table:table-cell office:value-type="float" office:value="19.5797041338311">
                <text:p>19.5797041338311</text:p>
              </table:table-cell>
              <table:table-cell office:value-type="float" office:value="23.0003854250052">
                <text:p>23.0003854250052</text:p>
              </table:table-cell>
              <table:table-cell office:value-type="float" office:value="24.7706222415615">
                <text:p>24.7706222415615</text:p>
              </table:table-cell>
              <table:table-cell office:value-type="float" office:value="20.814226887154">
                <text:p>20.814226887154</text:p>
              </table:table-cell>
              <table:table-cell office:value-type="float" office:value="21.7842536837995">
                <text:p>21.7842536837995</text:p>
              </table:table-cell>
              <table:table-cell office:value-type="float" office:value="22.4875379091575">
                <text:p>22.4875379091575</text:p>
              </table:table-cell>
              <table:table-cell office:value-type="float" office:value="24.8736935477651">
                <text:p>24.8736935477651</text:p>
              </table:table-cell>
              <table:table-cell office:value-type="float" office:value="18.6732004306344">
                <text:p>18.6732004306344</text:p>
              </table:table-cell>
              <table:table-cell office:value-type="float" office:value="21.4698673202963">
                <text:p>21.4698673202963</text:p>
              </table:table-cell>
              <table:table-cell office:value-type="float" office:value="24.4890194669316">
                <text:p>24.4890194669316</text:p>
              </table:table-cell>
              <table:table-cell office:value-type="float" office:value="NaN">
                <text:p>NaN</text:p>
              </table:table-cell>
              <table:table-cell office:value-type="float" office:value="21.4633276045328">
                <text:p>21.4633276045328</text:p>
              </table:table-cell>
            </table:table-row>
            <table:table-row>
              <table:table-cell office:value-type="string">
                <text:p>IPC=3.0</text:p>
                <draw:g>
                  <svg:desc>vs_comp.B27:vs_comp.B27</svg:desc>
                </draw:g>
              </table:table-cell>
              <table:table-cell office:value-type="float" office:value="14.6965642727175">
                <text:p>14.6965642727175</text:p>
                <draw:g>
                  <svg:desc>vs_comp.C27:vs_comp.V27</svg:desc>
                </draw:g>
              </table:table-cell>
              <table:table-cell office:value-type="float" office:value="19.817802124633">
                <text:p>19.817802124633</text:p>
              </table:table-cell>
              <table:table-cell office:value-type="float" office:value="14.8562050640825">
                <text:p>14.8562050640825</text:p>
              </table:table-cell>
              <table:table-cell office:value-type="float" office:value="14.4731192515423">
                <text:p>14.4731192515423</text:p>
              </table:table-cell>
              <table:table-cell office:value-type="float" office:value="14.536417157275">
                <text:p>14.536417157275</text:p>
              </table:table-cell>
              <table:table-cell office:value-type="float" office:value="13.1592567240429">
                <text:p>13.1592567240429</text:p>
              </table:table-cell>
              <table:table-cell office:value-type="float" office:value="16.0688956433637">
                <text:p>16.0688956433637</text:p>
              </table:table-cell>
              <table:table-cell office:value-type="float" office:value="15.5239759987899">
                <text:p>15.5239759987899</text:p>
              </table:table-cell>
              <table:table-cell office:value-type="float" office:value="19.5817779621181">
                <text:p>19.5817779621181</text:p>
              </table:table-cell>
              <table:table-cell office:value-type="float" office:value="22.997420617273">
                <text:p>22.997420617273</text:p>
              </table:table-cell>
              <table:table-cell office:value-type="float" office:value="24.7678249518245">
                <text:p>24.7678249518245</text:p>
              </table:table-cell>
              <table:table-cell office:value-type="float" office:value="20.3894467465998">
                <text:p>20.3894467465998</text:p>
              </table:table-cell>
              <table:table-cell office:value-type="float" office:value="15.262335847428">
                <text:p>15.262335847428</text:p>
              </table:table-cell>
              <table:table-cell office:value-type="float" office:value="22.4701084114756">
                <text:p>22.4701084114756</text:p>
              </table:table-cell>
              <table:table-cell office:value-type="float" office:value="24.5150217902734">
                <text:p>24.5150217902734</text:p>
              </table:table-cell>
              <table:table-cell office:value-type="float" office:value="15.7604781527267">
                <text:p>15.7604781527267</text:p>
              </table:table-cell>
              <table:table-cell office:value-type="float" office:value="21.4658709436777">
                <text:p>21.4658709436777</text:p>
              </table:table-cell>
              <table:table-cell office:value-type="float" office:value="24.4869057935787">
                <text:p>24.4869057935787</text:p>
              </table:table-cell>
              <table:table-cell office:value-type="float" office:value="NaN">
                <text:p>NaN</text:p>
              </table:table-cell>
              <table:table-cell office:value-type="float" office:value="18.6016348585235">
                <text:p>18.6016348585235</text:p>
              </table:table-cell>
            </table:table-row>
            <table:table-row>
              <table:table-cell office:value-type="string">
                <text:p>IPC=3.5</text:p>
                <draw:g>
                  <svg:desc>vs_comp.B28:vs_comp.B28</svg:desc>
                </draw:g>
              </table:table-cell>
              <table:table-cell office:value-type="float" office:value="14.6762281922295">
                <text:p>14.6762281922295</text:p>
                <draw:g>
                  <svg:desc>vs_comp.C28:vs_comp.V28</svg:desc>
                </draw:g>
              </table:table-cell>
              <table:table-cell office:value-type="float" office:value="12.940134983808">
                <text:p>12.940134983808</text:p>
              </table:table-cell>
              <table:table-cell office:value-type="float" office:value="14.7490287143304">
                <text:p>14.7490287143304</text:p>
              </table:table-cell>
              <table:table-cell office:value-type="float" office:value="14.3375290953877">
                <text:p>14.3375290953877</text:p>
              </table:table-cell>
              <table:table-cell office:value-type="float" office:value="14.4982338099243">
                <text:p>14.4982338099243</text:p>
              </table:table-cell>
              <table:table-cell office:value-type="float" office:value="13.0852964255305">
                <text:p>13.0852964255305</text:p>
              </table:table-cell>
              <table:table-cell office:value-type="float" office:value="14.4837432071475">
                <text:p>14.4837432071475</text:p>
              </table:table-cell>
              <table:table-cell office:value-type="float" office:value="14.4476192076911">
                <text:p>14.4476192076911</text:p>
              </table:table-cell>
              <table:table-cell office:value-type="float" office:value="19.575556477257">
                <text:p>19.575556477257</text:p>
              </table:table-cell>
              <table:table-cell office:value-type="float" office:value="22.9980135788194">
                <text:p>22.9980135788194</text:p>
              </table:table-cell>
              <table:table-cell office:value-type="float" office:value="24.7134332069373">
                <text:p>24.7134332069373</text:p>
              </table:table-cell>
              <table:table-cell office:value-type="float" office:value="19.7737103960718">
                <text:p>19.7737103960718</text:p>
              </table:table-cell>
              <table:table-cell office:value-type="float" office:value="15.262335847428">
                <text:p>15.262335847428</text:p>
              </table:table-cell>
              <table:table-cell office:value-type="float" office:value="22.4701084114756">
                <text:p>22.4701084114756</text:p>
              </table:table-cell>
              <table:table-cell office:value-type="float" office:value="23.234602182884">
                <text:p>23.234602182884</text:p>
              </table:table-cell>
              <table:table-cell office:value-type="float" office:value="15.1735531053941">
                <text:p>15.1735531053941</text:p>
              </table:table-cell>
              <table:table-cell office:value-type="float" office:value="21.5018383332445">
                <text:p>21.5018383332445</text:p>
              </table:table-cell>
              <table:table-cell office:value-type="float" office:value="24.2226966244637">
                <text:p>24.2226966244637</text:p>
              </table:table-cell>
              <table:table-cell office:value-type="float" office:value="NaN">
                <text:p>NaN</text:p>
              </table:table-cell>
              <table:table-cell office:value-type="float" office:value="17.8968701000013">
                <text:p>17.8968701000013</text:p>
              </table:table-cell>
            </table:table-row>
            <table:table-row>
              <table:table-cell office:value-type="string">
                <text:p>IPC=4.0</text:p>
                <draw:g>
                  <svg:desc>vs_comp.B29:vs_comp.B29</svg:desc>
                </draw:g>
              </table:table-cell>
              <table:table-cell office:value-type="float" office:value="14.6762281922295">
                <text:p>14.6762281922295</text:p>
                <draw:g>
                  <svg:desc>vs_comp.C29:vs_comp.V29</svg:desc>
                </draw:g>
              </table:table-cell>
              <table:table-cell office:value-type="float" office:value="11.1181562301383">
                <text:p>11.1181562301383</text:p>
              </table:table-cell>
              <table:table-cell office:value-type="float" office:value="14.6563658286072">
                <text:p>14.6563658286072</text:p>
              </table:table-cell>
              <table:table-cell office:value-type="float" office:value="14.2595647555987">
                <text:p>14.2595647555987</text:p>
              </table:table-cell>
              <table:table-cell office:value-type="float" office:value="14.4982338099243">
                <text:p>14.4982338099243</text:p>
              </table:table-cell>
              <table:table-cell office:value-type="float" office:value="13.0777835283904">
                <text:p>13.0777835283904</text:p>
              </table:table-cell>
              <table:table-cell office:value-type="float" office:value="14.1521598968407">
                <text:p>14.1521598968407</text:p>
              </table:table-cell>
              <table:table-cell office:value-type="float" office:value="14.2551725297074">
                <text:p>14.2551725297074</text:p>
              </table:table-cell>
              <table:table-cell office:value-type="float" office:value="10.3041614820959">
                <text:p>10.3041614820959</text:p>
              </table:table-cell>
              <table:table-cell office:value-type="float" office:value="22.9980135788194">
                <text:p>22.9980135788194</text:p>
              </table:table-cell>
              <table:table-cell office:value-type="float" office:value="23.4375582768695">
                <text:p>23.4375582768695</text:p>
              </table:table-cell>
              <table:table-cell office:value-type="float" office:value="18.4461100791104">
                <text:p>18.4461100791104</text:p>
              </table:table-cell>
              <table:table-cell office:value-type="float" office:value="15.262335847428">
                <text:p>15.262335847428</text:p>
              </table:table-cell>
              <table:table-cell office:value-type="float" office:value="22.4701084114756">
                <text:p>22.4701084114756</text:p>
              </table:table-cell>
              <table:table-cell office:value-type="float" office:value="23.0610513324849">
                <text:p>23.0610513324849</text:p>
              </table:table-cell>
              <table:table-cell office:value-type="float" office:value="15.1642721906671">
                <text:p>15.1642721906671</text:p>
              </table:table-cell>
              <table:table-cell office:value-type="float" office:value="21.4818564501519">
                <text:p>21.4818564501519</text:p>
              </table:table-cell>
              <table:table-cell office:value-type="float" office:value="24.0345796960538">
                <text:p>24.0345796960538</text:p>
              </table:table-cell>
              <table:table-cell office:value-type="float" office:value="NaN">
                <text:p>NaN</text:p>
              </table:table-cell>
              <table:table-cell office:value-type="float" office:value="17.0752062286996">
                <text:p>17.07520622869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5" chart:origin="0" chart:interval-major="5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6.401cm" svg:y="0cm" style:legend-expansion="custom" chartooo:width="14.207cm" chartooo:height="0.863cm" style:legend-expansion-aspect-ratio="16.4623406720742" chart:style-name="ch2"/>
        <chart:plot-area chart:style-name="ch3" table:cell-range-address="vs_ipc.C20:vs_ipc.V25 vs_ipc.B21:vs_ipc.B25" chart:data-source-has-labels="both" svg:x="1.145cm" svg:y="1.044cm" svg:width="19.427cm" svg:height="8.495cm">
          <chartooo:coordinate-region svg:x="1.872cm" svg:y="1.296cm" svg:width="18.7cm" svg:height="5.585cm"/>
          <chart:axis chart:dimension="x" chart:name="primary-x" chart:style-name="ch4" chartooo:axis-type="auto">
            <chartooo:date-scale/>
            <chart:categories table:cell-range-address="vs_ipc.C20:vs_ipc.V20"/>
            <chart:grid chart:class="major"/>
          </chart:axis>
          <chart:axis chart:dimension="y" chart:name="primary-y" chart:style-name="ch5">
            <chart:title svg:x="-0.055cm" svg:y="6.894cm" chart:style-name="ch6">
              <text:p>performance degradation
relative to BASE(%)</text:p>
            </chart:title>
            <chart:grid chart:class="major"/>
          </chart:axis>
          <chart:series chart:style-name="ch7" chart:values-cell-range-address="vs_ipc.C21:vs_ipc.V21" chart:label-cell-address="vs_ipc.B21:vs_ipc.B21" chart:class="chart:bar">
            <chart:data-point chart:repeated="20"/>
          </chart:series>
          <chart:series chart:style-name="ch8" chart:values-cell-range-address="vs_ipc.C22:vs_ipc.V22" chart:label-cell-address="vs_ipc.B22:vs_ipc.B22" chart:class="chart:bar">
            <chart:data-point chart:repeated="20"/>
          </chart:series>
          <chart:series chart:style-name="ch9" chart:values-cell-range-address="vs_ipc.C23:vs_ipc.V23" chart:label-cell-address="vs_ipc.B23:vs_ipc.B23" chart:class="chart:bar">
            <chart:data-point chart:repeated="20"/>
          </chart:series>
          <chart:series chart:style-name="ch10" chart:values-cell-range-address="vs_ipc.C24:vs_ipc.V24" chart:label-cell-address="vs_ipc.B24:vs_ipc.B24" chart:class="chart:bar">
            <chart:data-point chart:repeated="20"/>
          </chart:series>
          <chart:series chart:style-name="ch11" chart:values-cell-range-address="vs_ipc.C25:vs_ipc.V25" chart:label-cell-address="vs_ipc.B25:vs_ipc.B25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vs_ipc.C20:vs_ipc.V20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vs_ipc.B21:vs_ipc.B21</svg:desc>
                </draw:g>
              </table:table-cell>
              <table:table-cell office:value-type="float" office:value="-1.66589327146174">
                <text:p>-1.66589327146174</text:p>
                <draw:g>
                  <svg:desc>vs_ipc.C21:vs_ipc.V21</svg:desc>
                </draw:g>
              </table:table-cell>
              <table:table-cell office:value-type="float" office:value="-2.68838604978718">
                <text:p>-2.68838604978718</text:p>
              </table:table-cell>
              <table:table-cell office:value-type="float" office:value="-2.78819344293817">
                <text:p>-2.78819344293817</text:p>
              </table:table-cell>
              <table:table-cell office:value-type="float" office:value="-0.228206298493849">
                <text:p>-0.228206298493849</text:p>
              </table:table-cell>
              <table:table-cell office:value-type="float" office:value="-0.154281306248394">
                <text:p>-0.154281306248394</text:p>
              </table:table-cell>
              <table:table-cell office:value-type="float" office:value="-0.539828008285737">
                <text:p>-0.539828008285737</text:p>
              </table:table-cell>
              <table:table-cell office:value-type="float" office:value="3.67162157345025">
                <text:p>3.67162157345025</text:p>
              </table:table-cell>
              <table:table-cell office:value-type="float" office:value="1.34628493524197">
                <text:p>1.34628493524197</text:p>
              </table:table-cell>
              <table:table-cell office:value-type="float" office:value="-0.605759941512818">
                <text:p>-0.605759941512818</text:p>
              </table:table-cell>
              <table:table-cell office:value-type="float" office:value="-0.31789384136649">
                <text:p>-0.31789384136649</text:p>
              </table:table-cell>
              <table:table-cell office:value-type="float" office:value="1.14402730375427">
                <text:p>1.14402730375427</text:p>
              </table:table-cell>
              <table:table-cell office:value-type="float" office:value="-1.11209500989686">
                <text:p>-1.11209500989686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0.924493343265909">
                <text:p>0.924493343265909</text:p>
              </table:table-cell>
              <table:table-cell office:value-type="float" office:value="1.73415823022123">
                <text:p>1.73415823022123</text:p>
              </table:table-cell>
              <table:table-cell office:value-type="float" office:value="0.0435350457118067">
                <text:p>0.0435350457118067</text:p>
              </table:table-cell>
              <table:table-cell office:value-type="float" office:value="-0.297891304857734">
                <text:p>-0.297891304857734</text:p>
              </table:table-cell>
              <table:table-cell office:value-type="float" office:value="0.312800177335548">
                <text:p>0.312800177335548</text:p>
              </table:table-cell>
              <table:table-cell office:value-type="float" office:value="NaN">
                <text:p>NaN</text:p>
              </table:table-cell>
              <table:table-cell office:value-type="float" office:value="-0.0630876990272977">
                <text:p>-0.0630876990272977</text:p>
              </table:table-cell>
            </table:table-row>
            <table:table-row>
              <table:table-cell office:value-type="string">
                <text:p>CONSERVATIVE</text:p>
                <draw:g>
                  <svg:desc>vs_ipc.B22:vs_ipc.B22</svg:desc>
                </draw:g>
              </table:table-cell>
              <table:table-cell office:value-type="float" office:value="0.371229698375874">
                <text:p>0.371229698375874</text:p>
                <draw:g>
                  <svg:desc>vs_ipc.C22:vs_ipc.V22</svg:desc>
                </draw:g>
              </table:table-cell>
              <table:table-cell office:value-type="float" office:value="0.339875685109781">
                <text:p>0.339875685109781</text:p>
              </table:table-cell>
              <table:table-cell office:value-type="float" office:value="0.158638592443028">
                <text:p>0.158638592443028</text:p>
              </table:table-cell>
              <table:table-cell office:value-type="float" office:value="1.97778792027994">
                <text:p>1.97778792027994</text:p>
              </table:table-cell>
              <table:table-cell office:value-type="float" office:value="-0.0514271020827906">
                <text:p>-0.0514271020827906</text:p>
              </table:table-cell>
              <table:table-cell office:value-type="float" office:value="1.50021969744525">
                <text:p>1.50021969744525</text:p>
              </table:table-cell>
              <table:table-cell office:value-type="float" office:value="2.83748618686059">
                <text:p>2.83748618686059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569205462283606">
                <text:p>-0.569205462283606</text:p>
              </table:table-cell>
              <table:table-cell office:value-type="float" office:value="-0.0604446036400974">
                <text:p>-0.0604446036400974</text:p>
              </table:table-cell>
              <table:table-cell office:value-type="float" office:value="0.90102389078498">
                <text:p>0.90102389078498</text:p>
              </table:table-cell>
              <table:table-cell office:value-type="float" office:value="-0.645900614647355">
                <text:p>-0.645900614647355</text:p>
              </table:table-cell>
              <table:table-cell office:value-type="float" office:value="0.360908640577462">
                <text:p>0.360908640577462</text:p>
              </table:table-cell>
              <table:table-cell office:value-type="float" office:value="-0.565392623154359">
                <text:p>-0.565392623154359</text:p>
              </table:table-cell>
              <table:table-cell office:value-type="float" office:value="-0.256217972753414">
                <text:p>-0.256217972753414</text:p>
              </table:table-cell>
              <table:table-cell office:value-type="float" office:value="0.759444686305799">
                <text:p>0.759444686305799</text:p>
              </table:table-cell>
              <table:table-cell office:value-type="float" office:value="0.0797504280721562">
                <text:p>0.0797504280721562</text:p>
              </table:table-cell>
              <table:table-cell office:value-type="float" office:value="-0.470431762764467">
                <text:p>-0.470431762764467</text:p>
              </table:table-cell>
              <table:table-cell office:value-type="float" office:value="NaN">
                <text:p>NaN</text:p>
              </table:table-cell>
              <table:table-cell office:value-type="float" office:value="0.377425558553057">
                <text:p>0.377425558553057</text:p>
              </table:table-cell>
            </table:table-row>
            <table:table-row>
              <table:table-cell office:value-type="string">
                <text:p>IPC=3.0</text:p>
                <draw:g>
                  <svg:desc>vs_ipc.B23:vs_ipc.B23</svg:desc>
                </draw:g>
              </table:table-cell>
              <table:table-cell office:value-type="float" office:value="-1.70765661252903">
                <text:p>-1.70765661252903</text:p>
                <draw:g>
                  <svg:desc>vs_ipc.C23:vs_ipc.V2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-2.63436208056915">
                <text:p>-2.63436208056915</text:p>
              </table:table-cell>
              <table:table-cell office:value-type="float" office:value="-0.220599421877377">
                <text:p>-0.220599421877377</text:p>
              </table:table-cell>
              <table:table-cell office:value-type="float" office:value="-0.231421959372602">
                <text:p>-0.231421959372602</text:p>
              </table:table-cell>
              <table:table-cell office:value-type="float" office:value="-0.464503169920283">
                <text:p>-0.464503169920283</text:p>
              </table:table-cell>
              <table:table-cell office:value-type="float" office:value="3.43991729939757">
                <text:p>3.43991729939757</text:p>
              </table:table-cell>
              <table:table-cell office:value-type="float" office:value="1.36332651670075">
                <text:p>1.36332651670075</text:p>
              </table:table-cell>
              <table:table-cell office:value-type="float" office:value="-0.590093736128883">
                <text:p>-0.590093736128883</text:p>
              </table:table-cell>
              <table:table-cell office:value-type="float" office:value="-0.0626832926638121">
                <text:p>-0.0626832926638121</text:p>
              </table:table-cell>
              <table:table-cell office:value-type="float" office:value="0.909215017064846">
                <text:p>0.909215017064846</text:p>
              </table:table-cell>
              <table:table-cell office:value-type="float" office:value="-0.744869257214287">
                <text:p>-0.744869257214287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-0.590224055928035">
                <text:p>-0.590224055928035</text:p>
              </table:table-cell>
              <table:table-cell office:value-type="float" office:value="0.140607424071992">
                <text:p>0.140607424071992</text:p>
              </table:table-cell>
              <table:table-cell office:value-type="float" office:value="0.125767909834074">
                <text:p>0.125767909834074</text:p>
              </table:table-cell>
              <table:table-cell office:value-type="float" office:value="0.0797504280721562">
                <text:p>0.0797504280721562</text:p>
              </table:table-cell>
              <table:table-cell office:value-type="float" office:value="-0.463042782197465">
                <text:p>-0.463042782197465</text:p>
              </table:table-cell>
              <table:table-cell office:value-type="float" office:value="NaN">
                <text:p>NaN</text:p>
              </table:table-cell>
              <table:table-cell office:value-type="float" office:value="-0.0909213612482196">
                <text:p>-0.0909213612482196</text:p>
              </table:table-cell>
            </table:table-row>
            <table:table-row>
              <table:table-cell office:value-type="string">
                <text:p>IPC=3.5</text:p>
                <draw:g>
                  <svg:desc>vs_ipc.B24:vs_ipc.B24</svg:desc>
                </draw:g>
              </table:table-cell>
              <table:table-cell office:value-type="float" office:value="-1.66589327146174">
                <text:p>-1.66589327146174</text:p>
                <draw:g>
                  <svg:desc>vs_ipc.C24:vs_ipc.V24</svg:desc>
                </draw:g>
              </table:table-cell>
              <table:table-cell office:value-type="float" office:value="-2.11274074527694">
                <text:p>-2.11274074527694</text:p>
              </table:table-cell>
              <table:table-cell office:value-type="float" office:value="-2.65359100086531">
                <text:p>-2.65359100086531</text:p>
              </table:table-cell>
              <table:table-cell office:value-type="float" office:value="-0.243420051726773">
                <text:p>-0.243420051726773</text:p>
              </table:table-cell>
              <table:table-cell office:value-type="float" office:value="-0.167138081769092">
                <text:p>-0.167138081769092</text:p>
              </table:table-cell>
              <table:table-cell office:value-type="float" office:value="-0.408009541146193">
                <text:p>-0.408009541146193</text:p>
              </table:table-cell>
              <table:table-cell office:value-type="float" office:value="3.6145866752219">
                <text:p>3.6145866752219</text:p>
              </table:table-cell>
              <table:table-cell office:value-type="float" office:value="1.34628493524197">
                <text:p>1.34628493524197</text:p>
              </table:table-cell>
              <table:table-cell office:value-type="float" office:value="-0.574427530744925">
                <text:p>-0.574427530744925</text:p>
              </table:table-cell>
              <table:table-cell office:value-type="float" office:value="-0.0649219816875268">
                <text:p>-0.0649219816875268</text:p>
              </table:table-cell>
              <table:table-cell office:value-type="float" office:value="0.920136518771331">
                <text:p>0.920136518771331</text:p>
              </table:table-cell>
              <table:table-cell office:value-type="float" office:value="-0.908948848838431">
                <text:p>-0.908948848838431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-0.590224055928035">
                <text:p>-0.590224055928035</text:p>
              </table:table-cell>
              <table:table-cell office:value-type="float" office:value="1.54043244594426">
                <text:p>1.54043244594426</text:p>
              </table:table-cell>
              <table:table-cell office:value-type="float" office:value="0.0580467276157237">
                <text:p>0.0580467276157237</text:p>
              </table:table-cell>
              <table:table-cell office:value-type="float" office:value="-0.0304928107334623">
                <text:p>-0.0304928107334623</text:p>
              </table:table-cell>
              <table:table-cell office:value-type="float" office:value="-0.320189157902506">
                <text:p>-0.320189157902506</text:p>
              </table:table-cell>
              <table:table-cell office:value-type="float" office:value="NaN">
                <text:p>NaN</text:p>
              </table:table-cell>
              <table:table-cell office:value-type="float" office:value="-0.122588197496776">
                <text:p>-0.122588197496776</text:p>
              </table:table-cell>
            </table:table-row>
            <table:table-row>
              <table:table-cell office:value-type="string">
                <text:p>IPC=4.0</text:p>
                <draw:g>
                  <svg:desc>vs_ipc.B25:vs_ipc.B25</svg:desc>
                </draw:g>
              </table:table-cell>
              <table:table-cell office:value-type="float" office:value="-1.66589327146174">
                <text:p>-1.66589327146174</text:p>
                <draw:g>
                  <svg:desc>vs_ipc.C25:vs_ipc.V25</svg:desc>
                </draw:g>
              </table:table-cell>
              <table:table-cell office:value-type="float" office:value="-2.68838604978718">
                <text:p>-2.68838604978718</text:p>
              </table:table-cell>
              <table:table-cell office:value-type="float" office:value="-2.71608499182769">
                <text:p>-2.71608499182769</text:p>
              </table:table-cell>
              <table:table-cell office:value-type="float" office:value="-0.228206298493849">
                <text:p>-0.228206298493849</text:p>
              </table:table-cell>
              <table:table-cell office:value-type="float" office:value="-0.167138081769092">
                <text:p>-0.167138081769092</text:p>
              </table:table-cell>
              <table:table-cell office:value-type="float" office:value="-0.332684702780739">
                <text:p>-0.332684702780739</text:p>
              </table:table-cell>
              <table:table-cell office:value-type="float" office:value="3.60032795066482">
                <text:p>3.60032795066482</text:p>
              </table:table-cell>
              <table:table-cell office:value-type="float" office:value="1.31220177232446">
                <text:p>1.31220177232446</text:p>
              </table:table-cell>
              <table:table-cell office:value-type="float" office:value="-0.605759941512818">
                <text:p>-0.605759941512818</text:p>
              </table:table-cell>
              <table:table-cell office:value-type="float" office:value="-0.0649219816875268">
                <text:p>-0.0649219816875268</text:p>
              </table:table-cell>
              <table:table-cell office:value-type="float" office:value="1.14402730375427">
                <text:p>1.14402730375427</text:p>
              </table:table-cell>
              <table:table-cell office:value-type="float" office:value="-1.06521512657569">
                <text:p>-1.06521512657569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-0.590224055928035">
                <text:p>-0.590224055928035</text:p>
              </table:table-cell>
              <table:table-cell office:value-type="float" office:value="1.73415823022123">
                <text:p>1.73415823022123</text:p>
              </table:table-cell>
              <table:table-cell office:value-type="float" office:value="0.0435350457118067">
                <text:p>0.0435350457118067</text:p>
              </table:table-cell>
              <table:table-cell office:value-type="float" office:value="0.0750592264208594">
                <text:p>0.0750592264208594</text:p>
              </table:table-cell>
              <table:table-cell office:value-type="float" office:value="-0.169946553040568">
                <text:p>-0.169946553040568</text:p>
              </table:table-cell>
              <table:table-cell office:value-type="float" office:value="NaN">
                <text:p>NaN</text:p>
              </table:table-cell>
              <table:table-cell office:value-type="float" office:value="-0.128367731601964">
                <text:p>-0.1283677316019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